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Basic/VBAProject/Module1.xml" manifest:media-type="text/xml"/>
  <manifest:file-entry manifest:full-path="Basic/VBAProject/script-lb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655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onemax_5f_data">
      <style:table-properties table:display="true" style:writing-mode="lr-tb"/>
    </style:style>
    <style:style style:name="ta2" style:family="table" style:master-page-name="PageStyle_5f_onemax_5f_f1">
      <style:table-properties table:display="true" style:writing-mode="lr-tb"/>
    </style:style>
    <style:style style:name="ta3" style:family="table" style:master-page-name="PageStyle_5f_onemax_5f_f1_2b_f2">
      <style:table-properties table:display="true" style:writing-mode="lr-tb"/>
    </style:style>
    <style:style style:name="ta4" style:family="table" style:master-page-name="PageStyle_5f_onemax_5f_f1_2b_f2_2b_f3">
      <style:table-properties table:display="true" style:writing-mode="lr-tb"/>
    </style:style>
    <style:style style:name="ta5" style:family="table" style:master-page-name="PageStyle_5f_onemax_5f_f1_2b_f2_2b_f3_2b_f4">
      <style:table-properties table:display="true" style:writing-mode="lr-tb"/>
    </style:style>
    <style:style style:name="ta6" style:family="table" style:master-page-name="PageStyle_5f_onemax_5f_f1_2b_f5">
      <style:table-properties table:display="true" style:writing-mode="lr-tb"/>
    </style:style>
    <style:style style:name="ta7" style:family="table" style:master-page-name="PageStyle_5f_onemax_5f_f1_2b_f6">
      <style:table-properties table:display="true" style:writing-mode="lr-tb"/>
    </style:style>
    <style:style style:name="ta8" style:family="table" style:master-page-name="PageStyle_5f_onemax_5f_f1_2b_f7">
      <style:table-properties table:display="true" style:writing-mode="lr-tb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in" draw:fill="none" loext:fill-use-slide-background="false" draw:textarea-horizontal-align="justify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overflow-behavior="clip" style:writing-mode="lr-tb" loext:decorative="false"/>
      <style:paragraph-properties fo:margin-left="0in" fo:margin-right="0in" fo:margin-top="0in" fo:margin-bottom="0in" fo:line-height="100%" fo:text-align="start" fo:text-indent="0in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in" fo:margin-right="0in" fo:margin-top="0in" fo:margin-bottom="0in" fo:line-height="100%" fo:text-align="start" fo:text-indent="0in"/>
    </style:style>
    <style:style style:name="P3" style:family="paragraph">
      <loext:graphic-properties draw:fill="none"/>
      <style:paragraph-properties fo:margin-left="0in" fo:margin-right="0in" fo:margin-top="0in" fo:margin-bottom="0in" fo:line-height="100%" fo:text-align="start" fo:text-indent="0in" style:writing-mode="lr-tb"/>
      <style:text-properties fo:font-size="1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Cambria Math'" style:font-family-generic="roman" style:font-pitch="variable" fo:font-size="20pt" fo:letter-spacing="normal" fo:language="el" fo:country="GR" fo:font-style="normal" style:text-underline-style="none" fo:font-weight="bold" fo:background-color="transparent" style:font-family-asian="'Cambria Math'" style:font-family-generic-asian="modern" style:font-pitch-asian="fixe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Cambria Math'" style:font-family-generic="roman" style:font-pitch="variable" fo:font-size="20pt" fo:letter-spacing="normal" fo:language="en" fo:country="US" fo:font-style="normal" style:text-underline-style="none" fo:font-weight="bold" fo:background-color="transparent" style:font-family-asian="'Cambria Math'" style:font-family-generic-asian="modern" style:font-pitch-asian="fixed" style:font-size-asian="20pt" style:font-style-asian="normal" style:font-weight-asian="bold" style:font-size-complex="2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emax_data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6376" table:default-cell-style-name="Default"/>
        <table:table-row table:style-name="ro1">
          <table:table-cell office:value-type="string" calcext:value-type="string">
            <text:p>#ones(x)</text:p>
          </table:table-cell>
          <table:table-cell office:value-type="string" calcext:value-type="string">
            <text:p>f1(x)</text:p>
          </table:table-cell>
          <table:table-cell office:value-type="string" calcext:value-type="string">
            <text:p>f2(x)=f1(x)+10</text:p>
          </table:table-cell>
          <table:table-cell office:value-type="string" calcext:value-type="string">
            <text:p>f3(x)=0.8*f1(x)</text:p>
          </table:table-cell>
          <table:table-cell office:value-type="string" calcext:value-type="string">
            <text:p>f4(x)=[f1(x)]²</text:p>
          </table:table-cell>
          <table:table-cell office:value-type="string" calcext:value-type="string">
            <text:p>f5(x)=Trap</text:p>
          </table:table-cell>
          <table:table-cell office:value-type="string" calcext:value-type="string">
            <text:p>f6(x)=Jump10</text:p>
          </table:table-cell>
          <table:table-cell office:value-type="string" calcext:value-type="string">
            <text:p>f7=bijection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AX([.A:.A])-[.$A2]" office:value-type="float" office:value="50" calcext:value-type="float">
            <text:p>50</text:p>
          </table:table-cell>
          <table:table-cell table:formula="of:=[.B2]+10" office:value-type="float" office:value="60" calcext:value-type="float">
            <text:p>60</text:p>
          </table:table-cell>
          <table:table-cell table:formula="of:=0.8*[.B2]" office:value-type="float" office:value="40" calcext:value-type="float">
            <text:p>40</text:p>
          </table:table-cell>
          <table:table-cell table:formula="of:=[.B2]*[.B2]" office:value-type="float" office:value="2500" calcext:value-type="float">
            <text:p>2500</text:p>
          </table:table-cell>
          <table:table-cell table:formula="of:=IF([.B2]&gt;=MAX([.B:.B]);0;[.B2]+1)" office:value-type="float" office:value="0" calcext:value-type="float">
            <text:p>0</text:p>
          </table:table-cell>
          <table:table-cell table:formula="of:=IF(OR([.A2]&gt;=MAX([.A:.A]);[.A2]&lt;=(MAX([.A:.A])-10));MAX([.A:.A])-[.A2];10+[.A2])" office:value-type="float" office:value="50" calcext:value-type="float">
            <text:p>50</text:p>
          </table:table-cell>
          <table:table-cell table:formula="of:=HASH64([.B2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A:.A])-[.$A3]" office:value-type="float" office:value="49" calcext:value-type="float">
            <text:p>49</text:p>
          </table:table-cell>
          <table:table-cell table:formula="of:=[.B3]+10" office:value-type="float" office:value="59" calcext:value-type="float">
            <text:p>59</text:p>
          </table:table-cell>
          <table:table-cell table:formula="of:=0.8*[.B3]" office:value-type="float" office:value="39.2" calcext:value-type="float">
            <text:p>39.2</text:p>
          </table:table-cell>
          <table:table-cell table:formula="of:=[.B3]*[.B3]" office:value-type="float" office:value="2401" calcext:value-type="float">
            <text:p>2401</text:p>
          </table:table-cell>
          <table:table-cell table:formula="of:=IF([.B3]&gt;=MAX([.B:.B]);0;[.B3]+1)" office:value-type="float" office:value="50" calcext:value-type="float">
            <text:p>50</text:p>
          </table:table-cell>
          <table:table-cell table:formula="of:=IF(OR([.A3]&gt;=MAX([.A:.A]);[.A3]&lt;=(MAX([.A:.A])-10));MAX([.A:.A])-[.A3];10+[.A3])" office:value-type="float" office:value="49" calcext:value-type="float">
            <text:p>49</text:p>
          </table:table-cell>
          <table:table-cell table:formula="of:=HASH64([.B3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AX([.A:.A])-[.$A4]" office:value-type="float" office:value="48" calcext:value-type="float">
            <text:p>48</text:p>
          </table:table-cell>
          <table:table-cell table:formula="of:=[.B4]+10" office:value-type="float" office:value="58" calcext:value-type="float">
            <text:p>58</text:p>
          </table:table-cell>
          <table:table-cell table:formula="of:=0.8*[.B4]" office:value-type="float" office:value="38.4" calcext:value-type="float">
            <text:p>38.4</text:p>
          </table:table-cell>
          <table:table-cell table:formula="of:=[.B4]*[.B4]" office:value-type="float" office:value="2304" calcext:value-type="float">
            <text:p>2304</text:p>
          </table:table-cell>
          <table:table-cell table:formula="of:=IF([.B4]&gt;=MAX([.B:.B]);0;[.B4]+1)" office:value-type="float" office:value="49" calcext:value-type="float">
            <text:p>49</text:p>
          </table:table-cell>
          <table:table-cell table:formula="of:=IF(OR([.A4]&gt;=MAX([.A:.A]);[.A4]&lt;=(MAX([.A:.A])-10));MAX([.A:.A])-[.A4];10+[.A4])" office:value-type="float" office:value="48" calcext:value-type="float">
            <text:p>48</text:p>
          </table:table-cell>
          <table:table-cell table:formula="of:=HASH64([.B4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AX([.A:.A])-[.$A5]" office:value-type="float" office:value="47" calcext:value-type="float">
            <text:p>47</text:p>
          </table:table-cell>
          <table:table-cell table:formula="of:=[.B5]+10" office:value-type="float" office:value="57" calcext:value-type="float">
            <text:p>57</text:p>
          </table:table-cell>
          <table:table-cell table:formula="of:=0.8*[.B5]" office:value-type="float" office:value="37.6" calcext:value-type="float">
            <text:p>37.6</text:p>
          </table:table-cell>
          <table:table-cell table:formula="of:=[.B5]*[.B5]" office:value-type="float" office:value="2209" calcext:value-type="float">
            <text:p>2209</text:p>
          </table:table-cell>
          <table:table-cell table:formula="of:=IF([.B5]&gt;=MAX([.B:.B]);0;[.B5]+1)" office:value-type="float" office:value="48" calcext:value-type="float">
            <text:p>48</text:p>
          </table:table-cell>
          <table:table-cell table:formula="of:=IF(OR([.A5]&gt;=MAX([.A:.A]);[.A5]&lt;=(MAX([.A:.A])-10));MAX([.A:.A])-[.A5];10+[.A5])" office:value-type="float" office:value="47" calcext:value-type="float">
            <text:p>47</text:p>
          </table:table-cell>
          <table:table-cell table:formula="of:=HASH64([.B5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X([.A:.A])-[.$A6]" office:value-type="float" office:value="46" calcext:value-type="float">
            <text:p>46</text:p>
          </table:table-cell>
          <table:table-cell table:formula="of:=[.B6]+10" office:value-type="float" office:value="56" calcext:value-type="float">
            <text:p>56</text:p>
          </table:table-cell>
          <table:table-cell table:formula="of:=0.8*[.B6]" office:value-type="float" office:value="36.8" calcext:value-type="float">
            <text:p>36.8</text:p>
          </table:table-cell>
          <table:table-cell table:formula="of:=[.B6]*[.B6]" office:value-type="float" office:value="2116" calcext:value-type="float">
            <text:p>2116</text:p>
          </table:table-cell>
          <table:table-cell table:formula="of:=IF([.B6]&gt;=MAX([.B:.B]);0;[.B6]+1)" office:value-type="float" office:value="47" calcext:value-type="float">
            <text:p>47</text:p>
          </table:table-cell>
          <table:table-cell table:formula="of:=IF(OR([.A6]&gt;=MAX([.A:.A]);[.A6]&lt;=(MAX([.A:.A])-10));MAX([.A:.A])-[.A6];10+[.A6])" office:value-type="float" office:value="46" calcext:value-type="float">
            <text:p>46</text:p>
          </table:table-cell>
          <table:table-cell table:formula="of:=HASH64([.B6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AX([.A:.A])-[.$A7]" office:value-type="float" office:value="45" calcext:value-type="float">
            <text:p>45</text:p>
          </table:table-cell>
          <table:table-cell table:formula="of:=[.B7]+10" office:value-type="float" office:value="55" calcext:value-type="float">
            <text:p>55</text:p>
          </table:table-cell>
          <table:table-cell table:formula="of:=0.8*[.B7]" office:value-type="float" office:value="36" calcext:value-type="float">
            <text:p>36</text:p>
          </table:table-cell>
          <table:table-cell table:formula="of:=[.B7]*[.B7]" office:value-type="float" office:value="2025" calcext:value-type="float">
            <text:p>2025</text:p>
          </table:table-cell>
          <table:table-cell table:formula="of:=IF([.B7]&gt;=MAX([.B:.B]);0;[.B7]+1)" office:value-type="float" office:value="46" calcext:value-type="float">
            <text:p>46</text:p>
          </table:table-cell>
          <table:table-cell table:formula="of:=IF(OR([.A7]&gt;=MAX([.A:.A]);[.A7]&lt;=(MAX([.A:.A])-10));MAX([.A:.A])-[.A7];10+[.A7])" office:value-type="float" office:value="45" calcext:value-type="float">
            <text:p>45</text:p>
          </table:table-cell>
          <table:table-cell table:formula="of:=HASH64([.B7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AX([.A:.A])-[.$A8]" office:value-type="float" office:value="44" calcext:value-type="float">
            <text:p>44</text:p>
          </table:table-cell>
          <table:table-cell table:formula="of:=[.B8]+10" office:value-type="float" office:value="54" calcext:value-type="float">
            <text:p>54</text:p>
          </table:table-cell>
          <table:table-cell table:formula="of:=0.8*[.B8]" office:value-type="float" office:value="35.2" calcext:value-type="float">
            <text:p>35.2</text:p>
          </table:table-cell>
          <table:table-cell table:formula="of:=[.B8]*[.B8]" office:value-type="float" office:value="1936" calcext:value-type="float">
            <text:p>1936</text:p>
          </table:table-cell>
          <table:table-cell table:formula="of:=IF([.B8]&gt;=MAX([.B:.B]);0;[.B8]+1)" office:value-type="float" office:value="45" calcext:value-type="float">
            <text:p>45</text:p>
          </table:table-cell>
          <table:table-cell table:formula="of:=IF(OR([.A8]&gt;=MAX([.A:.A]);[.A8]&lt;=(MAX([.A:.A])-10));MAX([.A:.A])-[.A8];10+[.A8])" office:value-type="float" office:value="44" calcext:value-type="float">
            <text:p>44</text:p>
          </table:table-cell>
          <table:table-cell table:formula="of:=HASH64([.B8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AX([.A:.A])-[.$A9]" office:value-type="float" office:value="43" calcext:value-type="float">
            <text:p>43</text:p>
          </table:table-cell>
          <table:table-cell table:formula="of:=[.B9]+10" office:value-type="float" office:value="53" calcext:value-type="float">
            <text:p>53</text:p>
          </table:table-cell>
          <table:table-cell table:formula="of:=0.8*[.B9]" office:value-type="float" office:value="34.4" calcext:value-type="float">
            <text:p>34.4</text:p>
          </table:table-cell>
          <table:table-cell table:formula="of:=[.B9]*[.B9]" office:value-type="float" office:value="1849" calcext:value-type="float">
            <text:p>1849</text:p>
          </table:table-cell>
          <table:table-cell table:formula="of:=IF([.B9]&gt;=MAX([.B:.B]);0;[.B9]+1)" office:value-type="float" office:value="44" calcext:value-type="float">
            <text:p>44</text:p>
          </table:table-cell>
          <table:table-cell table:formula="of:=IF(OR([.A9]&gt;=MAX([.A:.A]);[.A9]&lt;=(MAX([.A:.A])-10));MAX([.A:.A])-[.A9];10+[.A9])" office:value-type="float" office:value="43" calcext:value-type="float">
            <text:p>43</text:p>
          </table:table-cell>
          <table:table-cell table:formula="of:=HASH64([.B9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X([.A:.A])-[.$A10]" office:value-type="float" office:value="42" calcext:value-type="float">
            <text:p>42</text:p>
          </table:table-cell>
          <table:table-cell table:formula="of:=[.B10]+10" office:value-type="float" office:value="52" calcext:value-type="float">
            <text:p>52</text:p>
          </table:table-cell>
          <table:table-cell table:formula="of:=0.8*[.B10]" office:value-type="float" office:value="33.6" calcext:value-type="float">
            <text:p>33.6</text:p>
          </table:table-cell>
          <table:table-cell table:formula="of:=[.B10]*[.B10]" office:value-type="float" office:value="1764" calcext:value-type="float">
            <text:p>1764</text:p>
          </table:table-cell>
          <table:table-cell table:formula="of:=IF([.B10]&gt;=MAX([.B:.B]);0;[.B10]+1)" office:value-type="float" office:value="43" calcext:value-type="float">
            <text:p>43</text:p>
          </table:table-cell>
          <table:table-cell table:formula="of:=IF(OR([.A10]&gt;=MAX([.A:.A]);[.A10]&lt;=(MAX([.A:.A])-10));MAX([.A:.A])-[.A10];10+[.A10])" office:value-type="float" office:value="42" calcext:value-type="float">
            <text:p>42</text:p>
          </table:table-cell>
          <table:table-cell table:formula="of:=HASH64([.B10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AX([.A:.A])-[.$A11]" office:value-type="float" office:value="41" calcext:value-type="float">
            <text:p>41</text:p>
          </table:table-cell>
          <table:table-cell table:formula="of:=[.B11]+10" office:value-type="float" office:value="51" calcext:value-type="float">
            <text:p>51</text:p>
          </table:table-cell>
          <table:table-cell table:formula="of:=0.8*[.B11]" office:value-type="float" office:value="32.8" calcext:value-type="float">
            <text:p>32.8</text:p>
          </table:table-cell>
          <table:table-cell table:formula="of:=[.B11]*[.B11]" office:value-type="float" office:value="1681" calcext:value-type="float">
            <text:p>1681</text:p>
          </table:table-cell>
          <table:table-cell table:formula="of:=IF([.B11]&gt;=MAX([.B:.B]);0;[.B11]+1)" office:value-type="float" office:value="42" calcext:value-type="float">
            <text:p>42</text:p>
          </table:table-cell>
          <table:table-cell table:formula="of:=IF(OR([.A11]&gt;=MAX([.A:.A]);[.A11]&lt;=(MAX([.A:.A])-10));MAX([.A:.A])-[.A11];10+[.A11])" office:value-type="float" office:value="41" calcext:value-type="float">
            <text:p>41</text:p>
          </table:table-cell>
          <table:table-cell table:formula="of:=HASH64([.B11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AX([.A:.A])-[.$A12]" office:value-type="float" office:value="40" calcext:value-type="float">
            <text:p>40</text:p>
          </table:table-cell>
          <table:table-cell table:formula="of:=[.B12]+10" office:value-type="float" office:value="50" calcext:value-type="float">
            <text:p>50</text:p>
          </table:table-cell>
          <table:table-cell table:formula="of:=0.8*[.B12]" office:value-type="float" office:value="32" calcext:value-type="float">
            <text:p>32</text:p>
          </table:table-cell>
          <table:table-cell table:formula="of:=[.B12]*[.B12]" office:value-type="float" office:value="1600" calcext:value-type="float">
            <text:p>1600</text:p>
          </table:table-cell>
          <table:table-cell table:formula="of:=IF([.B12]&gt;=MAX([.B:.B]);0;[.B12]+1)" office:value-type="float" office:value="41" calcext:value-type="float">
            <text:p>41</text:p>
          </table:table-cell>
          <table:table-cell table:formula="of:=IF(OR([.A12]&gt;=MAX([.A:.A]);[.A12]&lt;=(MAX([.A:.A])-10));MAX([.A:.A])-[.A12];10+[.A12])" office:value-type="float" office:value="40" calcext:value-type="float">
            <text:p>40</text:p>
          </table:table-cell>
          <table:table-cell table:formula="of:=HASH64([.B12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AX([.A:.A])-[.$A13]" office:value-type="float" office:value="39" calcext:value-type="float">
            <text:p>39</text:p>
          </table:table-cell>
          <table:table-cell table:formula="of:=[.B13]+10" office:value-type="float" office:value="49" calcext:value-type="float">
            <text:p>49</text:p>
          </table:table-cell>
          <table:table-cell table:formula="of:=0.8*[.B13]" office:value-type="float" office:value="31.2" calcext:value-type="float">
            <text:p>31.2</text:p>
          </table:table-cell>
          <table:table-cell table:formula="of:=[.B13]*[.B13]" office:value-type="float" office:value="1521" calcext:value-type="float">
            <text:p>1521</text:p>
          </table:table-cell>
          <table:table-cell table:formula="of:=IF([.B13]&gt;=MAX([.B:.B]);0;[.B13]+1)" office:value-type="float" office:value="40" calcext:value-type="float">
            <text:p>40</text:p>
          </table:table-cell>
          <table:table-cell table:formula="of:=IF(OR([.A13]&gt;=MAX([.A:.A]);[.A13]&lt;=(MAX([.A:.A])-10));MAX([.A:.A])-[.A13];10+[.A13])" office:value-type="float" office:value="39" calcext:value-type="float">
            <text:p>39</text:p>
          </table:table-cell>
          <table:table-cell table:formula="of:=HASH64([.B13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[.A:.A])-[.$A14]" office:value-type="float" office:value="38" calcext:value-type="float">
            <text:p>38</text:p>
          </table:table-cell>
          <table:table-cell table:formula="of:=[.B14]+10" office:value-type="float" office:value="48" calcext:value-type="float">
            <text:p>48</text:p>
          </table:table-cell>
          <table:table-cell table:formula="of:=0.8*[.B14]" office:value-type="float" office:value="30.4" calcext:value-type="float">
            <text:p>30.4</text:p>
          </table:table-cell>
          <table:table-cell table:formula="of:=[.B14]*[.B14]" office:value-type="float" office:value="1444" calcext:value-type="float">
            <text:p>1444</text:p>
          </table:table-cell>
          <table:table-cell table:formula="of:=IF([.B14]&gt;=MAX([.B:.B]);0;[.B14]+1)" office:value-type="float" office:value="39" calcext:value-type="float">
            <text:p>39</text:p>
          </table:table-cell>
          <table:table-cell table:formula="of:=IF(OR([.A14]&gt;=MAX([.A:.A]);[.A14]&lt;=(MAX([.A:.A])-10));MAX([.A:.A])-[.A14];10+[.A14])" office:value-type="float" office:value="38" calcext:value-type="float">
            <text:p>38</text:p>
          </table:table-cell>
          <table:table-cell table:formula="of:=HASH64([.B14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MAX([.A:.A])-[.$A15]" office:value-type="float" office:value="37" calcext:value-type="float">
            <text:p>37</text:p>
          </table:table-cell>
          <table:table-cell table:formula="of:=[.B15]+10" office:value-type="float" office:value="47" calcext:value-type="float">
            <text:p>47</text:p>
          </table:table-cell>
          <table:table-cell table:formula="of:=0.8*[.B15]" office:value-type="float" office:value="29.6" calcext:value-type="float">
            <text:p>29.6</text:p>
          </table:table-cell>
          <table:table-cell table:formula="of:=[.B15]*[.B15]" office:value-type="float" office:value="1369" calcext:value-type="float">
            <text:p>1369</text:p>
          </table:table-cell>
          <table:table-cell table:formula="of:=IF([.B15]&gt;=MAX([.B:.B]);0;[.B15]+1)" office:value-type="float" office:value="38" calcext:value-type="float">
            <text:p>38</text:p>
          </table:table-cell>
          <table:table-cell table:formula="of:=IF(OR([.A15]&gt;=MAX([.A:.A]);[.A15]&lt;=(MAX([.A:.A])-10));MAX([.A:.A])-[.A15];10+[.A15])" office:value-type="float" office:value="37" calcext:value-type="float">
            <text:p>37</text:p>
          </table:table-cell>
          <table:table-cell table:formula="of:=HASH64([.B15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AX([.A:.A])-[.$A16]" office:value-type="float" office:value="36" calcext:value-type="float">
            <text:p>36</text:p>
          </table:table-cell>
          <table:table-cell table:formula="of:=[.B16]+10" office:value-type="float" office:value="46" calcext:value-type="float">
            <text:p>46</text:p>
          </table:table-cell>
          <table:table-cell table:formula="of:=0.8*[.B16]" office:value-type="float" office:value="28.8" calcext:value-type="float">
            <text:p>28.8</text:p>
          </table:table-cell>
          <table:table-cell table:formula="of:=[.B16]*[.B16]" office:value-type="float" office:value="1296" calcext:value-type="float">
            <text:p>1296</text:p>
          </table:table-cell>
          <table:table-cell table:formula="of:=IF([.B16]&gt;=MAX([.B:.B]);0;[.B16]+1)" office:value-type="float" office:value="37" calcext:value-type="float">
            <text:p>37</text:p>
          </table:table-cell>
          <table:table-cell table:formula="of:=IF(OR([.A16]&gt;=MAX([.A:.A]);[.A16]&lt;=(MAX([.A:.A])-10));MAX([.A:.A])-[.A16];10+[.A16])" office:value-type="float" office:value="36" calcext:value-type="float">
            <text:p>36</text:p>
          </table:table-cell>
          <table:table-cell table:formula="of:=HASH64([.B16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MAX([.A:.A])-[.$A17]" office:value-type="float" office:value="35" calcext:value-type="float">
            <text:p>35</text:p>
          </table:table-cell>
          <table:table-cell table:formula="of:=[.B17]+10" office:value-type="float" office:value="45" calcext:value-type="float">
            <text:p>45</text:p>
          </table:table-cell>
          <table:table-cell table:formula="of:=0.8*[.B17]" office:value-type="float" office:value="28" calcext:value-type="float">
            <text:p>28</text:p>
          </table:table-cell>
          <table:table-cell table:formula="of:=[.B17]*[.B17]" office:value-type="float" office:value="1225" calcext:value-type="float">
            <text:p>1225</text:p>
          </table:table-cell>
          <table:table-cell table:formula="of:=IF([.B17]&gt;=MAX([.B:.B]);0;[.B17]+1)" office:value-type="float" office:value="36" calcext:value-type="float">
            <text:p>36</text:p>
          </table:table-cell>
          <table:table-cell table:formula="of:=IF(OR([.A17]&gt;=MAX([.A:.A]);[.A17]&lt;=(MAX([.A:.A])-10));MAX([.A:.A])-[.A17];10+[.A17])" office:value-type="float" office:value="35" calcext:value-type="float">
            <text:p>35</text:p>
          </table:table-cell>
          <table:table-cell table:formula="of:=HASH64([.B17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[.A:.A])-[.$A18]" office:value-type="float" office:value="34" calcext:value-type="float">
            <text:p>34</text:p>
          </table:table-cell>
          <table:table-cell table:formula="of:=[.B18]+10" office:value-type="float" office:value="44" calcext:value-type="float">
            <text:p>44</text:p>
          </table:table-cell>
          <table:table-cell table:formula="of:=0.8*[.B18]" office:value-type="float" office:value="27.2" calcext:value-type="float">
            <text:p>27.2</text:p>
          </table:table-cell>
          <table:table-cell table:formula="of:=[.B18]*[.B18]" office:value-type="float" office:value="1156" calcext:value-type="float">
            <text:p>1156</text:p>
          </table:table-cell>
          <table:table-cell table:formula="of:=IF([.B18]&gt;=MAX([.B:.B]);0;[.B18]+1)" office:value-type="float" office:value="35" calcext:value-type="float">
            <text:p>35</text:p>
          </table:table-cell>
          <table:table-cell table:formula="of:=IF(OR([.A18]&gt;=MAX([.A:.A]);[.A18]&lt;=(MAX([.A:.A])-10));MAX([.A:.A])-[.A18];10+[.A18])" office:value-type="float" office:value="34" calcext:value-type="float">
            <text:p>34</text:p>
          </table:table-cell>
          <table:table-cell table:formula="of:=HASH64([.B18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AX([.A:.A])-[.$A19]" office:value-type="float" office:value="33" calcext:value-type="float">
            <text:p>33</text:p>
          </table:table-cell>
          <table:table-cell table:formula="of:=[.B19]+10" office:value-type="float" office:value="43" calcext:value-type="float">
            <text:p>43</text:p>
          </table:table-cell>
          <table:table-cell table:formula="of:=0.8*[.B19]" office:value-type="float" office:value="26.4" calcext:value-type="float">
            <text:p>26.4</text:p>
          </table:table-cell>
          <table:table-cell table:formula="of:=[.B19]*[.B19]" office:value-type="float" office:value="1089" calcext:value-type="float">
            <text:p>1089</text:p>
          </table:table-cell>
          <table:table-cell table:formula="of:=IF([.B19]&gt;=MAX([.B:.B]);0;[.B19]+1)" office:value-type="float" office:value="34" calcext:value-type="float">
            <text:p>34</text:p>
          </table:table-cell>
          <table:table-cell table:formula="of:=IF(OR([.A19]&gt;=MAX([.A:.A]);[.A19]&lt;=(MAX([.A:.A])-10));MAX([.A:.A])-[.A19];10+[.A19])" office:value-type="float" office:value="33" calcext:value-type="float">
            <text:p>33</text:p>
          </table:table-cell>
          <table:table-cell table:formula="of:=HASH64([.B19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MAX([.A:.A])-[.$A20]" office:value-type="float" office:value="32" calcext:value-type="float">
            <text:p>32</text:p>
          </table:table-cell>
          <table:table-cell table:formula="of:=[.B20]+10" office:value-type="float" office:value="42" calcext:value-type="float">
            <text:p>42</text:p>
          </table:table-cell>
          <table:table-cell table:formula="of:=0.8*[.B20]" office:value-type="float" office:value="25.6" calcext:value-type="float">
            <text:p>25.6</text:p>
          </table:table-cell>
          <table:table-cell table:formula="of:=[.B20]*[.B20]" office:value-type="float" office:value="1024" calcext:value-type="float">
            <text:p>1024</text:p>
          </table:table-cell>
          <table:table-cell table:formula="of:=IF([.B20]&gt;=MAX([.B:.B]);0;[.B20]+1)" office:value-type="float" office:value="33" calcext:value-type="float">
            <text:p>33</text:p>
          </table:table-cell>
          <table:table-cell table:formula="of:=IF(OR([.A20]&gt;=MAX([.A:.A]);[.A20]&lt;=(MAX([.A:.A])-10));MAX([.A:.A])-[.A20];10+[.A20])" office:value-type="float" office:value="32" calcext:value-type="float">
            <text:p>32</text:p>
          </table:table-cell>
          <table:table-cell table:formula="of:=HASH64([.B20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AX([.A:.A])-[.$A21]" office:value-type="float" office:value="31" calcext:value-type="float">
            <text:p>31</text:p>
          </table:table-cell>
          <table:table-cell table:formula="of:=[.B21]+10" office:value-type="float" office:value="41" calcext:value-type="float">
            <text:p>41</text:p>
          </table:table-cell>
          <table:table-cell table:formula="of:=0.8*[.B21]" office:value-type="float" office:value="24.8" calcext:value-type="float">
            <text:p>24.8</text:p>
          </table:table-cell>
          <table:table-cell table:formula="of:=[.B21]*[.B21]" office:value-type="float" office:value="961" calcext:value-type="float">
            <text:p>961</text:p>
          </table:table-cell>
          <table:table-cell table:formula="of:=IF([.B21]&gt;=MAX([.B:.B]);0;[.B21]+1)" office:value-type="float" office:value="32" calcext:value-type="float">
            <text:p>32</text:p>
          </table:table-cell>
          <table:table-cell table:formula="of:=IF(OR([.A21]&gt;=MAX([.A:.A]);[.A21]&lt;=(MAX([.A:.A])-10));MAX([.A:.A])-[.A21];10+[.A21])" office:value-type="float" office:value="31" calcext:value-type="float">
            <text:p>31</text:p>
          </table:table-cell>
          <table:table-cell table:formula="of:=HASH64([.B21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X([.A:.A])-[.$A22]" office:value-type="float" office:value="30" calcext:value-type="float">
            <text:p>30</text:p>
          </table:table-cell>
          <table:table-cell table:formula="of:=[.B22]+10" office:value-type="float" office:value="40" calcext:value-type="float">
            <text:p>40</text:p>
          </table:table-cell>
          <table:table-cell table:formula="of:=0.8*[.B22]" office:value-type="float" office:value="24" calcext:value-type="float">
            <text:p>24</text:p>
          </table:table-cell>
          <table:table-cell table:formula="of:=[.B22]*[.B22]" office:value-type="float" office:value="900" calcext:value-type="float">
            <text:p>900</text:p>
          </table:table-cell>
          <table:table-cell table:formula="of:=IF([.B22]&gt;=MAX([.B:.B]);0;[.B22]+1)" office:value-type="float" office:value="31" calcext:value-type="float">
            <text:p>31</text:p>
          </table:table-cell>
          <table:table-cell table:formula="of:=IF(OR([.A22]&gt;=MAX([.A:.A]);[.A22]&lt;=(MAX([.A:.A])-10));MAX([.A:.A])-[.A22];10+[.A22])" office:value-type="float" office:value="30" calcext:value-type="float">
            <text:p>30</text:p>
          </table:table-cell>
          <table:table-cell table:formula="of:=HASH64([.B22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MAX([.A:.A])-[.$A23]" office:value-type="float" office:value="29" calcext:value-type="float">
            <text:p>29</text:p>
          </table:table-cell>
          <table:table-cell table:formula="of:=[.B23]+10" office:value-type="float" office:value="39" calcext:value-type="float">
            <text:p>39</text:p>
          </table:table-cell>
          <table:table-cell table:formula="of:=0.8*[.B23]" office:value-type="float" office:value="23.2" calcext:value-type="float">
            <text:p>23.2</text:p>
          </table:table-cell>
          <table:table-cell table:formula="of:=[.B23]*[.B23]" office:value-type="float" office:value="841" calcext:value-type="float">
            <text:p>841</text:p>
          </table:table-cell>
          <table:table-cell table:formula="of:=IF([.B23]&gt;=MAX([.B:.B]);0;[.B23]+1)" office:value-type="float" office:value="30" calcext:value-type="float">
            <text:p>30</text:p>
          </table:table-cell>
          <table:table-cell table:formula="of:=IF(OR([.A23]&gt;=MAX([.A:.A]);[.A23]&lt;=(MAX([.A:.A])-10));MAX([.A:.A])-[.A23];10+[.A23])" office:value-type="float" office:value="29" calcext:value-type="float">
            <text:p>29</text:p>
          </table:table-cell>
          <table:table-cell table:formula="of:=HASH64([.B23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AX([.A:.A])-[.$A24]" office:value-type="float" office:value="28" calcext:value-type="float">
            <text:p>28</text:p>
          </table:table-cell>
          <table:table-cell table:formula="of:=[.B24]+10" office:value-type="float" office:value="38" calcext:value-type="float">
            <text:p>38</text:p>
          </table:table-cell>
          <table:table-cell table:formula="of:=0.8*[.B24]" office:value-type="float" office:value="22.4" calcext:value-type="float">
            <text:p>22.4</text:p>
          </table:table-cell>
          <table:table-cell table:formula="of:=[.B24]*[.B24]" office:value-type="float" office:value="784" calcext:value-type="float">
            <text:p>784</text:p>
          </table:table-cell>
          <table:table-cell table:formula="of:=IF([.B24]&gt;=MAX([.B:.B]);0;[.B24]+1)" office:value-type="float" office:value="29" calcext:value-type="float">
            <text:p>29</text:p>
          </table:table-cell>
          <table:table-cell table:formula="of:=IF(OR([.A24]&gt;=MAX([.A:.A]);[.A24]&lt;=(MAX([.A:.A])-10));MAX([.A:.A])-[.A24];10+[.A24])" office:value-type="float" office:value="28" calcext:value-type="float">
            <text:p>28</text:p>
          </table:table-cell>
          <table:table-cell table:formula="of:=HASH64([.B24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MAX([.A:.A])-[.$A25]" office:value-type="float" office:value="27" calcext:value-type="float">
            <text:p>27</text:p>
          </table:table-cell>
          <table:table-cell table:formula="of:=[.B25]+10" office:value-type="float" office:value="37" calcext:value-type="float">
            <text:p>37</text:p>
          </table:table-cell>
          <table:table-cell table:formula="of:=0.8*[.B25]" office:value-type="float" office:value="21.6" calcext:value-type="float">
            <text:p>21.6</text:p>
          </table:table-cell>
          <table:table-cell table:formula="of:=[.B25]*[.B25]" office:value-type="float" office:value="729" calcext:value-type="float">
            <text:p>729</text:p>
          </table:table-cell>
          <table:table-cell table:formula="of:=IF([.B25]&gt;=MAX([.B:.B]);0;[.B25]+1)" office:value-type="float" office:value="28" calcext:value-type="float">
            <text:p>28</text:p>
          </table:table-cell>
          <table:table-cell table:formula="of:=IF(OR([.A25]&gt;=MAX([.A:.A]);[.A25]&lt;=(MAX([.A:.A])-10));MAX([.A:.A])-[.A25];10+[.A25])" office:value-type="float" office:value="27" calcext:value-type="float">
            <text:p>27</text:p>
          </table:table-cell>
          <table:table-cell table:formula="of:=HASH64([.B25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X([.A:.A])-[.$A26]" office:value-type="float" office:value="26" calcext:value-type="float">
            <text:p>26</text:p>
          </table:table-cell>
          <table:table-cell table:formula="of:=[.B26]+10" office:value-type="float" office:value="36" calcext:value-type="float">
            <text:p>36</text:p>
          </table:table-cell>
          <table:table-cell table:formula="of:=0.8*[.B26]" office:value-type="float" office:value="20.8" calcext:value-type="float">
            <text:p>20.8</text:p>
          </table:table-cell>
          <table:table-cell table:formula="of:=[.B26]*[.B26]" office:value-type="float" office:value="676" calcext:value-type="float">
            <text:p>676</text:p>
          </table:table-cell>
          <table:table-cell table:formula="of:=IF([.B26]&gt;=MAX([.B:.B]);0;[.B26]+1)" office:value-type="float" office:value="27" calcext:value-type="float">
            <text:p>27</text:p>
          </table:table-cell>
          <table:table-cell table:formula="of:=IF(OR([.A26]&gt;=MAX([.A:.A]);[.A26]&lt;=(MAX([.A:.A])-10));MAX([.A:.A])-[.A26];10+[.A26])" office:value-type="float" office:value="26" calcext:value-type="float">
            <text:p>26</text:p>
          </table:table-cell>
          <table:table-cell table:formula="of:=HASH64([.B26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MAX([.A:.A])-[.$A27]" office:value-type="float" office:value="25" calcext:value-type="float">
            <text:p>25</text:p>
          </table:table-cell>
          <table:table-cell table:formula="of:=[.B27]+10" office:value-type="float" office:value="35" calcext:value-type="float">
            <text:p>35</text:p>
          </table:table-cell>
          <table:table-cell table:formula="of:=0.8*[.B27]" office:value-type="float" office:value="20" calcext:value-type="float">
            <text:p>20</text:p>
          </table:table-cell>
          <table:table-cell table:formula="of:=[.B27]*[.B27]" office:value-type="float" office:value="625" calcext:value-type="float">
            <text:p>625</text:p>
          </table:table-cell>
          <table:table-cell table:formula="of:=IF([.B27]&gt;=MAX([.B:.B]);0;[.B27]+1)" office:value-type="float" office:value="26" calcext:value-type="float">
            <text:p>26</text:p>
          </table:table-cell>
          <table:table-cell table:formula="of:=IF(OR([.A27]&gt;=MAX([.A:.A]);[.A27]&lt;=(MAX([.A:.A])-10));MAX([.A:.A])-[.A27];10+[.A27])" office:value-type="float" office:value="25" calcext:value-type="float">
            <text:p>25</text:p>
          </table:table-cell>
          <table:table-cell table:formula="of:=HASH64([.B27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MAX([.A:.A])-[.$A28]" office:value-type="float" office:value="24" calcext:value-type="float">
            <text:p>24</text:p>
          </table:table-cell>
          <table:table-cell table:formula="of:=[.B28]+10" office:value-type="float" office:value="34" calcext:value-type="float">
            <text:p>34</text:p>
          </table:table-cell>
          <table:table-cell table:formula="of:=0.8*[.B28]" office:value-type="float" office:value="19.2" calcext:value-type="float">
            <text:p>19.2</text:p>
          </table:table-cell>
          <table:table-cell table:formula="of:=[.B28]*[.B28]" office:value-type="float" office:value="576" calcext:value-type="float">
            <text:p>576</text:p>
          </table:table-cell>
          <table:table-cell table:formula="of:=IF([.B28]&gt;=MAX([.B:.B]);0;[.B28]+1)" office:value-type="float" office:value="25" calcext:value-type="float">
            <text:p>25</text:p>
          </table:table-cell>
          <table:table-cell table:formula="of:=IF(OR([.A28]&gt;=MAX([.A:.A]);[.A28]&lt;=(MAX([.A:.A])-10));MAX([.A:.A])-[.A28];10+[.A28])" office:value-type="float" office:value="24" calcext:value-type="float">
            <text:p>24</text:p>
          </table:table-cell>
          <table:table-cell table:formula="of:=HASH64([.B28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MAX([.A:.A])-[.$A29]" office:value-type="float" office:value="23" calcext:value-type="float">
            <text:p>23</text:p>
          </table:table-cell>
          <table:table-cell table:formula="of:=[.B29]+10" office:value-type="float" office:value="33" calcext:value-type="float">
            <text:p>33</text:p>
          </table:table-cell>
          <table:table-cell table:formula="of:=0.8*[.B29]" office:value-type="float" office:value="18.4" calcext:value-type="float">
            <text:p>18.4</text:p>
          </table:table-cell>
          <table:table-cell table:formula="of:=[.B29]*[.B29]" office:value-type="float" office:value="529" calcext:value-type="float">
            <text:p>529</text:p>
          </table:table-cell>
          <table:table-cell table:formula="of:=IF([.B29]&gt;=MAX([.B:.B]);0;[.B29]+1)" office:value-type="float" office:value="24" calcext:value-type="float">
            <text:p>24</text:p>
          </table:table-cell>
          <table:table-cell table:formula="of:=IF(OR([.A29]&gt;=MAX([.A:.A]);[.A29]&lt;=(MAX([.A:.A])-10));MAX([.A:.A])-[.A29];10+[.A29])" office:value-type="float" office:value="23" calcext:value-type="float">
            <text:p>23</text:p>
          </table:table-cell>
          <table:table-cell table:formula="of:=HASH64([.B29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X([.A:.A])-[.$A30]" office:value-type="float" office:value="22" calcext:value-type="float">
            <text:p>22</text:p>
          </table:table-cell>
          <table:table-cell table:formula="of:=[.B30]+10" office:value-type="float" office:value="32" calcext:value-type="float">
            <text:p>32</text:p>
          </table:table-cell>
          <table:table-cell table:formula="of:=0.8*[.B30]" office:value-type="float" office:value="17.6" calcext:value-type="float">
            <text:p>17.6</text:p>
          </table:table-cell>
          <table:table-cell table:formula="of:=[.B30]*[.B30]" office:value-type="float" office:value="484" calcext:value-type="float">
            <text:p>484</text:p>
          </table:table-cell>
          <table:table-cell table:formula="of:=IF([.B30]&gt;=MAX([.B:.B]);0;[.B30]+1)" office:value-type="float" office:value="23" calcext:value-type="float">
            <text:p>23</text:p>
          </table:table-cell>
          <table:table-cell table:formula="of:=IF(OR([.A30]&gt;=MAX([.A:.A]);[.A30]&lt;=(MAX([.A:.A])-10));MAX([.A:.A])-[.A30];10+[.A30])" office:value-type="float" office:value="22" calcext:value-type="float">
            <text:p>22</text:p>
          </table:table-cell>
          <table:table-cell table:formula="of:=HASH64([.B30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MAX([.A:.A])-[.$A31]" office:value-type="float" office:value="21" calcext:value-type="float">
            <text:p>21</text:p>
          </table:table-cell>
          <table:table-cell table:formula="of:=[.B31]+10" office:value-type="float" office:value="31" calcext:value-type="float">
            <text:p>31</text:p>
          </table:table-cell>
          <table:table-cell table:formula="of:=0.8*[.B31]" office:value-type="float" office:value="16.8" calcext:value-type="float">
            <text:p>16.8</text:p>
          </table:table-cell>
          <table:table-cell table:formula="of:=[.B31]*[.B31]" office:value-type="float" office:value="441" calcext:value-type="float">
            <text:p>441</text:p>
          </table:table-cell>
          <table:table-cell table:formula="of:=IF([.B31]&gt;=MAX([.B:.B]);0;[.B31]+1)" office:value-type="float" office:value="22" calcext:value-type="float">
            <text:p>22</text:p>
          </table:table-cell>
          <table:table-cell table:formula="of:=IF(OR([.A31]&gt;=MAX([.A:.A]);[.A31]&lt;=(MAX([.A:.A])-10));MAX([.A:.A])-[.A31];10+[.A31])" office:value-type="float" office:value="21" calcext:value-type="float">
            <text:p>21</text:p>
          </table:table-cell>
          <table:table-cell table:formula="of:=HASH64([.B31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AX([.A:.A])-[.$A32]" office:value-type="float" office:value="20" calcext:value-type="float">
            <text:p>20</text:p>
          </table:table-cell>
          <table:table-cell table:formula="of:=[.B32]+10" office:value-type="float" office:value="30" calcext:value-type="float">
            <text:p>30</text:p>
          </table:table-cell>
          <table:table-cell table:formula="of:=0.8*[.B32]" office:value-type="float" office:value="16" calcext:value-type="float">
            <text:p>16</text:p>
          </table:table-cell>
          <table:table-cell table:formula="of:=[.B32]*[.B32]" office:value-type="float" office:value="400" calcext:value-type="float">
            <text:p>400</text:p>
          </table:table-cell>
          <table:table-cell table:formula="of:=IF([.B32]&gt;=MAX([.B:.B]);0;[.B32]+1)" office:value-type="float" office:value="21" calcext:value-type="float">
            <text:p>21</text:p>
          </table:table-cell>
          <table:table-cell table:formula="of:=IF(OR([.A32]&gt;=MAX([.A:.A]);[.A32]&lt;=(MAX([.A:.A])-10));MAX([.A:.A])-[.A32];10+[.A32])" office:value-type="float" office:value="20" calcext:value-type="float">
            <text:p>20</text:p>
          </table:table-cell>
          <table:table-cell table:formula="of:=HASH64([.B32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MAX([.A:.A])-[.$A33]" office:value-type="float" office:value="19" calcext:value-type="float">
            <text:p>19</text:p>
          </table:table-cell>
          <table:table-cell table:formula="of:=[.B33]+10" office:value-type="float" office:value="29" calcext:value-type="float">
            <text:p>29</text:p>
          </table:table-cell>
          <table:table-cell table:formula="of:=0.8*[.B33]" office:value-type="float" office:value="15.2" calcext:value-type="float">
            <text:p>15.2</text:p>
          </table:table-cell>
          <table:table-cell table:formula="of:=[.B33]*[.B33]" office:value-type="float" office:value="361" calcext:value-type="float">
            <text:p>361</text:p>
          </table:table-cell>
          <table:table-cell table:formula="of:=IF([.B33]&gt;=MAX([.B:.B]);0;[.B33]+1)" office:value-type="float" office:value="20" calcext:value-type="float">
            <text:p>20</text:p>
          </table:table-cell>
          <table:table-cell table:formula="of:=IF(OR([.A33]&gt;=MAX([.A:.A]);[.A33]&lt;=(MAX([.A:.A])-10));MAX([.A:.A])-[.A33];10+[.A33])" office:value-type="float" office:value="19" calcext:value-type="float">
            <text:p>19</text:p>
          </table:table-cell>
          <table:table-cell table:formula="of:=HASH64([.B33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X([.A:.A])-[.$A34]" office:value-type="float" office:value="18" calcext:value-type="float">
            <text:p>18</text:p>
          </table:table-cell>
          <table:table-cell table:formula="of:=[.B34]+10" office:value-type="float" office:value="28" calcext:value-type="float">
            <text:p>28</text:p>
          </table:table-cell>
          <table:table-cell table:formula="of:=0.8*[.B34]" office:value-type="float" office:value="14.4" calcext:value-type="float">
            <text:p>14.4</text:p>
          </table:table-cell>
          <table:table-cell table:formula="of:=[.B34]*[.B34]" office:value-type="float" office:value="324" calcext:value-type="float">
            <text:p>324</text:p>
          </table:table-cell>
          <table:table-cell table:formula="of:=IF([.B34]&gt;=MAX([.B:.B]);0;[.B34]+1)" office:value-type="float" office:value="19" calcext:value-type="float">
            <text:p>19</text:p>
          </table:table-cell>
          <table:table-cell table:formula="of:=IF(OR([.A34]&gt;=MAX([.A:.A]);[.A34]&lt;=(MAX([.A:.A])-10));MAX([.A:.A])-[.A34];10+[.A34])" office:value-type="float" office:value="18" calcext:value-type="float">
            <text:p>18</text:p>
          </table:table-cell>
          <table:table-cell table:formula="of:=HASH64([.B34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MAX([.A:.A])-[.$A35]" office:value-type="float" office:value="17" calcext:value-type="float">
            <text:p>17</text:p>
          </table:table-cell>
          <table:table-cell table:formula="of:=[.B35]+10" office:value-type="float" office:value="27" calcext:value-type="float">
            <text:p>27</text:p>
          </table:table-cell>
          <table:table-cell table:formula="of:=0.8*[.B35]" office:value-type="float" office:value="13.6" calcext:value-type="float">
            <text:p>13.6</text:p>
          </table:table-cell>
          <table:table-cell table:formula="of:=[.B35]*[.B35]" office:value-type="float" office:value="289" calcext:value-type="float">
            <text:p>289</text:p>
          </table:table-cell>
          <table:table-cell table:formula="of:=IF([.B35]&gt;=MAX([.B:.B]);0;[.B35]+1)" office:value-type="float" office:value="18" calcext:value-type="float">
            <text:p>18</text:p>
          </table:table-cell>
          <table:table-cell table:formula="of:=IF(OR([.A35]&gt;=MAX([.A:.A]);[.A35]&lt;=(MAX([.A:.A])-10));MAX([.A:.A])-[.A35];10+[.A35])" office:value-type="float" office:value="17" calcext:value-type="float">
            <text:p>17</text:p>
          </table:table-cell>
          <table:table-cell table:formula="of:=HASH64([.B35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MAX([.A:.A])-[.$A36]" office:value-type="float" office:value="16" calcext:value-type="float">
            <text:p>16</text:p>
          </table:table-cell>
          <table:table-cell table:formula="of:=[.B36]+10" office:value-type="float" office:value="26" calcext:value-type="float">
            <text:p>26</text:p>
          </table:table-cell>
          <table:table-cell table:formula="of:=0.8*[.B36]" office:value-type="float" office:value="12.8" calcext:value-type="float">
            <text:p>12.8</text:p>
          </table:table-cell>
          <table:table-cell table:formula="of:=[.B36]*[.B36]" office:value-type="float" office:value="256" calcext:value-type="float">
            <text:p>256</text:p>
          </table:table-cell>
          <table:table-cell table:formula="of:=IF([.B36]&gt;=MAX([.B:.B]);0;[.B36]+1)" office:value-type="float" office:value="17" calcext:value-type="float">
            <text:p>17</text:p>
          </table:table-cell>
          <table:table-cell table:formula="of:=IF(OR([.A36]&gt;=MAX([.A:.A]);[.A36]&lt;=(MAX([.A:.A])-10));MAX([.A:.A])-[.A36];10+[.A36])" office:value-type="float" office:value="16" calcext:value-type="float">
            <text:p>16</text:p>
          </table:table-cell>
          <table:table-cell table:formula="of:=HASH64([.B36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MAX([.A:.A])-[.$A37]" office:value-type="float" office:value="15" calcext:value-type="float">
            <text:p>15</text:p>
          </table:table-cell>
          <table:table-cell table:formula="of:=[.B37]+10" office:value-type="float" office:value="25" calcext:value-type="float">
            <text:p>25</text:p>
          </table:table-cell>
          <table:table-cell table:formula="of:=0.8*[.B37]" office:value-type="float" office:value="12" calcext:value-type="float">
            <text:p>12</text:p>
          </table:table-cell>
          <table:table-cell table:formula="of:=[.B37]*[.B37]" office:value-type="float" office:value="225" calcext:value-type="float">
            <text:p>225</text:p>
          </table:table-cell>
          <table:table-cell table:formula="of:=IF([.B37]&gt;=MAX([.B:.B]);0;[.B37]+1)" office:value-type="float" office:value="16" calcext:value-type="float">
            <text:p>16</text:p>
          </table:table-cell>
          <table:table-cell table:formula="of:=IF(OR([.A37]&gt;=MAX([.A:.A]);[.A37]&lt;=(MAX([.A:.A])-10));MAX([.A:.A])-[.A37];10+[.A37])" office:value-type="float" office:value="15" calcext:value-type="float">
            <text:p>15</text:p>
          </table:table-cell>
          <table:table-cell table:formula="of:=HASH64([.B37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X([.A:.A])-[.$A38]" office:value-type="float" office:value="14" calcext:value-type="float">
            <text:p>14</text:p>
          </table:table-cell>
          <table:table-cell table:formula="of:=[.B38]+10" office:value-type="float" office:value="24" calcext:value-type="float">
            <text:p>24</text:p>
          </table:table-cell>
          <table:table-cell table:formula="of:=0.8*[.B38]" office:value-type="float" office:value="11.2" calcext:value-type="float">
            <text:p>11.2</text:p>
          </table:table-cell>
          <table:table-cell table:formula="of:=[.B38]*[.B38]" office:value-type="float" office:value="196" calcext:value-type="float">
            <text:p>196</text:p>
          </table:table-cell>
          <table:table-cell table:formula="of:=IF([.B38]&gt;=MAX([.B:.B]);0;[.B38]+1)" office:value-type="float" office:value="15" calcext:value-type="float">
            <text:p>15</text:p>
          </table:table-cell>
          <table:table-cell table:formula="of:=IF(OR([.A38]&gt;=MAX([.A:.A]);[.A38]&lt;=(MAX([.A:.A])-10));MAX([.A:.A])-[.A38];10+[.A38])" office:value-type="float" office:value="14" calcext:value-type="float">
            <text:p>14</text:p>
          </table:table-cell>
          <table:table-cell table:formula="of:=HASH64([.B38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MAX([.A:.A])-[.$A39]" office:value-type="float" office:value="13" calcext:value-type="float">
            <text:p>13</text:p>
          </table:table-cell>
          <table:table-cell table:formula="of:=[.B39]+10" office:value-type="float" office:value="23" calcext:value-type="float">
            <text:p>23</text:p>
          </table:table-cell>
          <table:table-cell table:formula="of:=0.8*[.B39]" office:value-type="float" office:value="10.4" calcext:value-type="float">
            <text:p>10.4</text:p>
          </table:table-cell>
          <table:table-cell table:formula="of:=[.B39]*[.B39]" office:value-type="float" office:value="169" calcext:value-type="float">
            <text:p>169</text:p>
          </table:table-cell>
          <table:table-cell table:formula="of:=IF([.B39]&gt;=MAX([.B:.B]);0;[.B39]+1)" office:value-type="float" office:value="14" calcext:value-type="float">
            <text:p>14</text:p>
          </table:table-cell>
          <table:table-cell table:formula="of:=IF(OR([.A39]&gt;=MAX([.A:.A]);[.A39]&lt;=(MAX([.A:.A])-10));MAX([.A:.A])-[.A39];10+[.A39])" office:value-type="float" office:value="13" calcext:value-type="float">
            <text:p>13</text:p>
          </table:table-cell>
          <table:table-cell table:formula="of:=HASH64([.B39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MAX([.A:.A])-[.$A40]" office:value-type="float" office:value="12" calcext:value-type="float">
            <text:p>12</text:p>
          </table:table-cell>
          <table:table-cell table:formula="of:=[.B40]+10" office:value-type="float" office:value="22" calcext:value-type="float">
            <text:p>22</text:p>
          </table:table-cell>
          <table:table-cell table:formula="of:=0.8*[.B40]" office:value-type="float" office:value="9.6" calcext:value-type="float">
            <text:p>9.6</text:p>
          </table:table-cell>
          <table:table-cell table:formula="of:=[.B40]*[.B40]" office:value-type="float" office:value="144" calcext:value-type="float">
            <text:p>144</text:p>
          </table:table-cell>
          <table:table-cell table:formula="of:=IF([.B40]&gt;=MAX([.B:.B]);0;[.B40]+1)" office:value-type="float" office:value="13" calcext:value-type="float">
            <text:p>13</text:p>
          </table:table-cell>
          <table:table-cell table:formula="of:=IF(OR([.A40]&gt;=MAX([.A:.A]);[.A40]&lt;=(MAX([.A:.A])-10));MAX([.A:.A])-[.A40];10+[.A40])" office:value-type="float" office:value="12" calcext:value-type="float">
            <text:p>12</text:p>
          </table:table-cell>
          <table:table-cell table:formula="of:=HASH64([.B40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MAX([.A:.A])-[.$A41]" office:value-type="float" office:value="11" calcext:value-type="float">
            <text:p>11</text:p>
          </table:table-cell>
          <table:table-cell table:formula="of:=[.B41]+10" office:value-type="float" office:value="21" calcext:value-type="float">
            <text:p>21</text:p>
          </table:table-cell>
          <table:table-cell table:formula="of:=0.8*[.B41]" office:value-type="float" office:value="8.8" calcext:value-type="float">
            <text:p>8.8</text:p>
          </table:table-cell>
          <table:table-cell table:formula="of:=[.B41]*[.B41]" office:value-type="float" office:value="121" calcext:value-type="float">
            <text:p>121</text:p>
          </table:table-cell>
          <table:table-cell table:formula="of:=IF([.B41]&gt;=MAX([.B:.B]);0;[.B41]+1)" office:value-type="float" office:value="12" calcext:value-type="float">
            <text:p>12</text:p>
          </table:table-cell>
          <table:table-cell table:formula="of:=IF(OR([.A41]&gt;=MAX([.A:.A]);[.A41]&lt;=(MAX([.A:.A])-10));MAX([.A:.A])-[.A41];10+[.A41])" office:value-type="float" office:value="11" calcext:value-type="float">
            <text:p>11</text:p>
          </table:table-cell>
          <table:table-cell table:formula="of:=HASH64([.B41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X([.A:.A])-[.$A42]" office:value-type="float" office:value="10" calcext:value-type="float">
            <text:p>10</text:p>
          </table:table-cell>
          <table:table-cell table:formula="of:=[.B42]+10" office:value-type="float" office:value="20" calcext:value-type="float">
            <text:p>20</text:p>
          </table:table-cell>
          <table:table-cell table:formula="of:=0.8*[.B42]" office:value-type="float" office:value="8" calcext:value-type="float">
            <text:p>8</text:p>
          </table:table-cell>
          <table:table-cell table:formula="of:=[.B42]*[.B42]" office:value-type="float" office:value="100" calcext:value-type="float">
            <text:p>100</text:p>
          </table:table-cell>
          <table:table-cell table:formula="of:=IF([.B42]&gt;=MAX([.B:.B]);0;[.B42]+1)" office:value-type="float" office:value="11" calcext:value-type="float">
            <text:p>11</text:p>
          </table:table-cell>
          <table:table-cell table:formula="of:=IF(OR([.A42]&gt;=MAX([.A:.A]);[.A42]&lt;=(MAX([.A:.A])-10));MAX([.A:.A])-[.A42];10+[.A42])" office:value-type="float" office:value="10" calcext:value-type="float">
            <text:p>10</text:p>
          </table:table-cell>
          <table:table-cell table:formula="of:=HASH64([.B42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MAX([.A:.A])-[.$A43]" office:value-type="float" office:value="9" calcext:value-type="float">
            <text:p>9</text:p>
          </table:table-cell>
          <table:table-cell table:formula="of:=[.B43]+10" office:value-type="float" office:value="19" calcext:value-type="float">
            <text:p>19</text:p>
          </table:table-cell>
          <table:table-cell table:formula="of:=0.8*[.B43]" office:value-type="float" office:value="7.2" calcext:value-type="float">
            <text:p>7.2</text:p>
          </table:table-cell>
          <table:table-cell table:formula="of:=[.B43]*[.B43]" office:value-type="float" office:value="81" calcext:value-type="float">
            <text:p>81</text:p>
          </table:table-cell>
          <table:table-cell table:formula="of:=IF([.B43]&gt;=MAX([.B:.B]);0;[.B43]+1)" office:value-type="float" office:value="10" calcext:value-type="float">
            <text:p>10</text:p>
          </table:table-cell>
          <table:table-cell table:formula="of:=IF(OR([.A43]&gt;=MAX([.A:.A]);[.A43]&lt;=(MAX([.A:.A])-10));MAX([.A:.A])-[.A43];10+[.A43])" office:value-type="float" office:value="51" calcext:value-type="float">
            <text:p>51</text:p>
          </table:table-cell>
          <table:table-cell table:formula="of:=HASH64([.B43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MAX([.A:.A])-[.$A44]" office:value-type="float" office:value="8" calcext:value-type="float">
            <text:p>8</text:p>
          </table:table-cell>
          <table:table-cell table:formula="of:=[.B44]+10" office:value-type="float" office:value="18" calcext:value-type="float">
            <text:p>18</text:p>
          </table:table-cell>
          <table:table-cell table:formula="of:=0.8*[.B44]" office:value-type="float" office:value="6.4" calcext:value-type="float">
            <text:p>6.4</text:p>
          </table:table-cell>
          <table:table-cell table:formula="of:=[.B44]*[.B44]" office:value-type="float" office:value="64" calcext:value-type="float">
            <text:p>64</text:p>
          </table:table-cell>
          <table:table-cell table:formula="of:=IF([.B44]&gt;=MAX([.B:.B]);0;[.B44]+1)" office:value-type="float" office:value="9" calcext:value-type="float">
            <text:p>9</text:p>
          </table:table-cell>
          <table:table-cell table:formula="of:=IF(OR([.A44]&gt;=MAX([.A:.A]);[.A44]&lt;=(MAX([.A:.A])-10));MAX([.A:.A])-[.A44];10+[.A44])" office:value-type="float" office:value="52" calcext:value-type="float">
            <text:p>52</text:p>
          </table:table-cell>
          <table:table-cell table:formula="of:=HASH64([.B44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MAX([.A:.A])-[.$A45]" office:value-type="float" office:value="7" calcext:value-type="float">
            <text:p>7</text:p>
          </table:table-cell>
          <table:table-cell table:formula="of:=[.B45]+10" office:value-type="float" office:value="17" calcext:value-type="float">
            <text:p>17</text:p>
          </table:table-cell>
          <table:table-cell table:formula="of:=0.8*[.B45]" office:value-type="float" office:value="5.6" calcext:value-type="float">
            <text:p>5.6</text:p>
          </table:table-cell>
          <table:table-cell table:formula="of:=[.B45]*[.B45]" office:value-type="float" office:value="49" calcext:value-type="float">
            <text:p>49</text:p>
          </table:table-cell>
          <table:table-cell table:formula="of:=IF([.B45]&gt;=MAX([.B:.B]);0;[.B45]+1)" office:value-type="float" office:value="8" calcext:value-type="float">
            <text:p>8</text:p>
          </table:table-cell>
          <table:table-cell table:formula="of:=IF(OR([.A45]&gt;=MAX([.A:.A]);[.A45]&lt;=(MAX([.A:.A])-10));MAX([.A:.A])-[.A45];10+[.A45])" office:value-type="float" office:value="53" calcext:value-type="float">
            <text:p>53</text:p>
          </table:table-cell>
          <table:table-cell table:formula="of:=HASH64([.B45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X([.A:.A])-[.$A46]" office:value-type="float" office:value="6" calcext:value-type="float">
            <text:p>6</text:p>
          </table:table-cell>
          <table:table-cell table:formula="of:=[.B46]+10" office:value-type="float" office:value="16" calcext:value-type="float">
            <text:p>16</text:p>
          </table:table-cell>
          <table:table-cell table:formula="of:=0.8*[.B46]" office:value-type="float" office:value="4.8" calcext:value-type="float">
            <text:p>4.8</text:p>
          </table:table-cell>
          <table:table-cell table:formula="of:=[.B46]*[.B46]" office:value-type="float" office:value="36" calcext:value-type="float">
            <text:p>36</text:p>
          </table:table-cell>
          <table:table-cell table:formula="of:=IF([.B46]&gt;=MAX([.B:.B]);0;[.B46]+1)" office:value-type="float" office:value="7" calcext:value-type="float">
            <text:p>7</text:p>
          </table:table-cell>
          <table:table-cell table:formula="of:=IF(OR([.A46]&gt;=MAX([.A:.A]);[.A46]&lt;=(MAX([.A:.A])-10));MAX([.A:.A])-[.A46];10+[.A46])" office:value-type="float" office:value="54" calcext:value-type="float">
            <text:p>54</text:p>
          </table:table-cell>
          <table:table-cell table:formula="of:=HASH64([.B46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MAX([.A:.A])-[.$A47]" office:value-type="float" office:value="5" calcext:value-type="float">
            <text:p>5</text:p>
          </table:table-cell>
          <table:table-cell table:formula="of:=[.B47]+10" office:value-type="float" office:value="15" calcext:value-type="float">
            <text:p>15</text:p>
          </table:table-cell>
          <table:table-cell table:formula="of:=0.8*[.B47]" office:value-type="float" office:value="4" calcext:value-type="float">
            <text:p>4</text:p>
          </table:table-cell>
          <table:table-cell table:formula="of:=[.B47]*[.B47]" office:value-type="float" office:value="25" calcext:value-type="float">
            <text:p>25</text:p>
          </table:table-cell>
          <table:table-cell table:formula="of:=IF([.B47]&gt;=MAX([.B:.B]);0;[.B47]+1)" office:value-type="float" office:value="6" calcext:value-type="float">
            <text:p>6</text:p>
          </table:table-cell>
          <table:table-cell table:formula="of:=IF(OR([.A47]&gt;=MAX([.A:.A]);[.A47]&lt;=(MAX([.A:.A])-10));MAX([.A:.A])-[.A47];10+[.A47])" office:value-type="float" office:value="55" calcext:value-type="float">
            <text:p>55</text:p>
          </table:table-cell>
          <table:table-cell table:formula="of:=HASH64([.B47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MAX([.A:.A])-[.$A48]" office:value-type="float" office:value="4" calcext:value-type="float">
            <text:p>4</text:p>
          </table:table-cell>
          <table:table-cell table:formula="of:=[.B48]+10" office:value-type="float" office:value="14" calcext:value-type="float">
            <text:p>14</text:p>
          </table:table-cell>
          <table:table-cell table:formula="of:=0.8*[.B48]" office:value-type="float" office:value="3.2" calcext:value-type="float">
            <text:p>3.2</text:p>
          </table:table-cell>
          <table:table-cell table:formula="of:=[.B48]*[.B48]" office:value-type="float" office:value="16" calcext:value-type="float">
            <text:p>16</text:p>
          </table:table-cell>
          <table:table-cell table:formula="of:=IF([.B48]&gt;=MAX([.B:.B]);0;[.B48]+1)" office:value-type="float" office:value="5" calcext:value-type="float">
            <text:p>5</text:p>
          </table:table-cell>
          <table:table-cell table:formula="of:=IF(OR([.A48]&gt;=MAX([.A:.A]);[.A48]&lt;=(MAX([.A:.A])-10));MAX([.A:.A])-[.A48];10+[.A48])" office:value-type="float" office:value="56" calcext:value-type="float">
            <text:p>56</text:p>
          </table:table-cell>
          <table:table-cell table:formula="of:=HASH64([.B48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MAX([.A:.A])-[.$A49]" office:value-type="float" office:value="3" calcext:value-type="float">
            <text:p>3</text:p>
          </table:table-cell>
          <table:table-cell table:formula="of:=[.B49]+10" office:value-type="float" office:value="13" calcext:value-type="float">
            <text:p>13</text:p>
          </table:table-cell>
          <table:table-cell table:formula="of:=0.8*[.B49]" office:value-type="float" office:value="2.4" calcext:value-type="float">
            <text:p>2.4</text:p>
          </table:table-cell>
          <table:table-cell table:formula="of:=[.B49]*[.B49]" office:value-type="float" office:value="9" calcext:value-type="float">
            <text:p>9</text:p>
          </table:table-cell>
          <table:table-cell table:formula="of:=IF([.B49]&gt;=MAX([.B:.B]);0;[.B49]+1)" office:value-type="float" office:value="4" calcext:value-type="float">
            <text:p>4</text:p>
          </table:table-cell>
          <table:table-cell table:formula="of:=IF(OR([.A49]&gt;=MAX([.A:.A]);[.A49]&lt;=(MAX([.A:.A])-10));MAX([.A:.A])-[.A49];10+[.A49])" office:value-type="float" office:value="57" calcext:value-type="float">
            <text:p>57</text:p>
          </table:table-cell>
          <table:table-cell table:formula="of:=HASH64([.B49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X([.A:.A])-[.$A50]" office:value-type="float" office:value="2" calcext:value-type="float">
            <text:p>2</text:p>
          </table:table-cell>
          <table:table-cell table:formula="of:=[.B50]+10" office:value-type="float" office:value="12" calcext:value-type="float">
            <text:p>12</text:p>
          </table:table-cell>
          <table:table-cell table:formula="of:=0.8*[.B50]" office:value-type="float" office:value="1.6" calcext:value-type="float">
            <text:p>1.6</text:p>
          </table:table-cell>
          <table:table-cell table:formula="of:=[.B50]*[.B50]" office:value-type="float" office:value="4" calcext:value-type="float">
            <text:p>4</text:p>
          </table:table-cell>
          <table:table-cell table:formula="of:=IF([.B50]&gt;=MAX([.B:.B]);0;[.B50]+1)" office:value-type="float" office:value="3" calcext:value-type="float">
            <text:p>3</text:p>
          </table:table-cell>
          <table:table-cell table:formula="of:=IF(OR([.A50]&gt;=MAX([.A:.A]);[.A50]&lt;=(MAX([.A:.A])-10));MAX([.A:.A])-[.A50];10+[.A50])" office:value-type="float" office:value="58" calcext:value-type="float">
            <text:p>58</text:p>
          </table:table-cell>
          <table:table-cell table:formula="of:=HASH64([.B50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MAX([.A:.A])-[.$A51]" office:value-type="float" office:value="1" calcext:value-type="float">
            <text:p>1</text:p>
          </table:table-cell>
          <table:table-cell table:formula="of:=[.B51]+10" office:value-type="float" office:value="11" calcext:value-type="float">
            <text:p>11</text:p>
          </table:table-cell>
          <table:table-cell table:formula="of:=0.8*[.B51]" office:value-type="float" office:value="0.8" calcext:value-type="float">
            <text:p>0.8</text:p>
          </table:table-cell>
          <table:table-cell table:formula="of:=[.B51]*[.B51]" office:value-type="float" office:value="1" calcext:value-type="float">
            <text:p>1</text:p>
          </table:table-cell>
          <table:table-cell table:formula="of:=IF([.B51]&gt;=MAX([.B:.B]);0;[.B51]+1)" office:value-type="float" office:value="2" calcext:value-type="float">
            <text:p>2</text:p>
          </table:table-cell>
          <table:table-cell table:formula="of:=IF(OR([.A51]&gt;=MAX([.A:.A]);[.A51]&lt;=(MAX([.A:.A])-10));MAX([.A:.A])-[.A51];10+[.A51])" office:value-type="float" office:value="59" calcext:value-type="float">
            <text:p>59</text:p>
          </table:table-cell>
          <table:table-cell table:formula="of:=HASH64([.B51])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AX([.A:.A])-[.$A52]" office:value-type="float" office:value="0" calcext:value-type="float">
            <text:p>0</text:p>
          </table:table-cell>
          <table:table-cell table:formula="of:=[.B52]+10" office:value-type="float" office:value="10" calcext:value-type="float">
            <text:p>10</text:p>
          </table:table-cell>
          <table:table-cell table:formula="of:=0.8*[.B52]" office:value-type="float" office:value="0" calcext:value-type="float">
            <text:p>0</text:p>
          </table:table-cell>
          <table:table-cell table:formula="of:=[.B52]*[.B52]" office:value-type="float" office:value="0" calcext:value-type="float">
            <text:p>0</text:p>
          </table:table-cell>
          <table:table-cell table:formula="of:=IF([.B52]&gt;=MAX([.B:.B]);0;[.B52]+1)" office:value-type="float" office:value="1" calcext:value-type="float">
            <text:p>1</text:p>
          </table:table-cell>
          <table:table-cell table:formula="of:=IF(OR([.A52]&gt;=MAX([.A:.A]);[.A52]&lt;=(MAX([.A:.A])-10));MAX([.A:.A])-[.A52];10+[.A52])" office:value-type="float" office:value="0" calcext:value-type="float">
            <text:p>0</text:p>
          </table:table-cell>
          <table:table-cell table:formula="of:=HASH64([.B52])" office:value-type="string" office:string-value="" calcext:value-type="error">
            <text:p>#VALUE!</text:p>
          </table:table-cell>
          <table:table-cell table:number-columns-repeated="16376"/>
        </table:table-row>
      </table:table>
      <table:table table:name="onemax_f1" table:style-name="ta2">
        <table:shapes>
          <draw:frame draw:z-index="0" draw:name="Chart 1" draw:style-name="gr1" draw:text-style-name="P1" svg:width="10.1535in" svg:height="6.615in" svg:x="0in" svg:y="0in">
            <draw:object draw:notify-on-update-of-ranges="onemax_data.B1:onemax_data.B1 onemax_data.B2:onemax_data.B52 onemax_data.A2:onemax_data.A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name="TextBox 4" draw:style-name="gr2" draw:text-style-name="P3" svg:width="0.5764in" svg:height="0.602in" svg:x="4.9358in" svg:y="5.2945in">
            <text:p text:style-name="P2"><text:span text:style-name="T1">𝜮</text:span><text:span text:style-name="T2">𝒙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3" table:number-columns-repeated="16384" table:default-cell-style-name="Default"/>
        <table:table-row table:style-name="ro1" table:number-rows-repeated="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nemax_f1+f2" table:style-name="ta3">
        <table:shapes>
          <draw:frame draw:z-index="0" draw:name="Chart 1" draw:style-name="gr1" draw:text-style-name="P1" svg:width="10.1535in" svg:height="6.615in" svg:x="0in" svg:y="0in">
            <draw:object draw:notify-on-update-of-ranges="onemax_data.B1:onemax_data.B1 onemax_data.B2:onemax_data.B52 onemax_data.A2:onemax_data.A52 onemax_data.C1:onemax_data.C1 onemax_data.C2:onemax_data.C52 onemax_data.A2:onemax_data.A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ustom-shape draw:z-index="1" draw:name="TextBox 4" draw:style-name="gr2" draw:text-style-name="P3" svg:width="0.5764in" svg:height="0.602in" svg:x="4.9358in" svg:y="5.2945in">
            <text:p text:style-name="P2"><text:span text:style-name="T1">𝜮</text:span><text:span text:style-name="T2">𝒙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3" table:number-columns-repeated="16384" table:default-cell-style-name="Default"/>
        <table:table-row table:style-name="ro1" table:number-rows-repeated="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nemax_f1+f2+f3" table:style-name="ta4">
        <table:shapes>
          <draw:frame draw:z-index="0" draw:name="Chart 1" draw:style-name="gr1" draw:text-style-name="P1" svg:width="10.1535in" svg:height="6.615in" svg:x="0in" svg:y="0in">
            <draw:object draw:notify-on-update-of-ranges="onemax_data.B1:onemax_data.B1 onemax_data.B2:onemax_data.B52 onemax_data.A2:onemax_data.A52 onemax_data.C1:onemax_data.C1 onemax_data.C2:onemax_data.C52 onemax_data.A2:onemax_data.A52 onemax_data.D1:onemax_data.D1 onemax_data.D2:onemax_data.D52 onemax_data.A2:onemax_data.A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1" draw:name="TextBox 4" draw:style-name="gr2" draw:text-style-name="P3" svg:width="0.5764in" svg:height="0.602in" svg:x="4.9358in" svg:y="5.2945in">
            <text:p text:style-name="P2"><text:span text:style-name="T1">𝜮</text:span><text:span text:style-name="T2">𝒙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3" table:number-columns-repeated="16384" table:default-cell-style-name="Default"/>
        <table:table-row table:style-name="ro1" table:number-rows-repeated="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nemax_f1+f2+f3+f4" table:style-name="ta5">
        <table:shapes>
          <draw:frame draw:z-index="0" draw:name="Chart 1" draw:style-name="gr1" draw:text-style-name="P1" svg:width="10.1535in" svg:height="6.628in" svg:x="0in" svg:y="0in">
            <draw:object draw:notify-on-update-of-ranges="onemax_data.B1:onemax_data.B1 onemax_data.B2:onemax_data.B52 onemax_data.A2:onemax_data.A52 onemax_data.C1:onemax_data.C1 onemax_data.C2:onemax_data.C52 onemax_data.A2:onemax_data.A52 onemax_data.D1:onemax_data.D1 onemax_data.D2:onemax_data.D52 onemax_data.A2:onemax_data.A52 onemax_data.E1:onemax_data.E1 onemax_data.E2:onemax_data.E52 onemax_data.A2:onemax_data.A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ustom-shape draw:z-index="1" draw:name="TextBox 4" draw:style-name="gr2" draw:text-style-name="P3" svg:width="0.5764in" svg:height="0.6031in" svg:x="4.9358in" svg:y="5.3051in">
            <text:p text:style-name="P2"><text:span text:style-name="T1">𝜮</text:span><text:span text:style-name="T2">𝒙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3" table:number-columns-repeated="16384" table:default-cell-style-name="Default"/>
        <table:table-row table:style-name="ro1" table:number-rows-repeated="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nemax_f1+f5" table:style-name="ta6">
        <table:shapes>
          <draw:frame draw:z-index="0" draw:name="Chart 1" draw:style-name="gr1" draw:text-style-name="P1" svg:width="10.1535in" svg:height="6.628in" svg:x="0in" svg:y="0in">
            <draw:object draw:notify-on-update-of-ranges="onemax_data.B1:onemax_data.B1 onemax_data.B2:onemax_data.B52 onemax_data.A2:onemax_data.A52 onemax_data.F1:onemax_data.F1 onemax_data.F2:onemax_data.F52 onemax_data.A2:onemax_data.A5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" draw:name="TextBox 4" draw:style-name="gr2" draw:text-style-name="P3" svg:width="0.5764in" svg:height="0.6031in" svg:x="4.9358in" svg:y="5.3051in">
            <text:p text:style-name="P2"><text:span text:style-name="T1">𝜮</text:span><text:span text:style-name="T2">𝒙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3" table:number-columns-repeated="16384" table:default-cell-style-name="Default"/>
        <table:table-row table:style-name="ro1" table:number-rows-repeated="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nemax_f1+f6" table:style-name="ta7">
        <table:shapes>
          <draw:frame draw:z-index="0" draw:name="Chart 1" draw:style-name="gr1" draw:text-style-name="P1" svg:width="10.1535in" svg:height="6.628in" svg:x="0in" svg:y="0in">
            <draw:object draw:notify-on-update-of-ranges="onemax_data.B1:onemax_data.B1 onemax_data.B2:onemax_data.B52 onemax_data.A2:onemax_data.A52 onemax_data.G1:onemax_data.G1 onemax_data.G2:onemax_data.G52 onemax_data.A2:onemax_data.A5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custom-shape draw:z-index="1" draw:name="TextBox 4" draw:style-name="gr2" draw:text-style-name="P3" svg:width="0.5764in" svg:height="0.6031in" svg:x="4.9358in" svg:y="5.3051in">
            <text:p text:style-name="P2"><text:span text:style-name="T1">𝜮</text:span><text:span text:style-name="T2">𝒙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3" table:number-columns-repeated="16384" table:default-cell-style-name="Default"/>
        <table:table-row table:style-name="ro1" table:number-rows-repeated="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nemax_f1+f7" table:style-name="ta8">
        <table:shapes>
          <draw:frame draw:z-index="0" draw:name="Chart 1" draw:style-name="gr1" draw:text-style-name="P1" svg:width="10.1535in" svg:height="6.628in" svg:x="0in" svg:y="0in">
            <draw:object draw:notify-on-update-of-ranges="onemax_data.B1:onemax_data.B1 onemax_data.B2:onemax_data.B52 onemax_data.A2:onemax_data.A52 onemax_data.H1:onemax_data.H1 onemax_data.H2:onemax_data.H52 onemax_data.A2:onemax_data.A5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custom-shape draw:z-index="1" draw:name="TextBox 4" draw:style-name="gr2" draw:text-style-name="P3" svg:width="0.5764in" svg:height="0.6031in" svg:x="4.9358in" svg:y="5.3051in">
            <text:p text:style-name="P2"><text:span text:style-name="T1">𝜮</text:span><text:span text:style-name="T2">𝒙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3" table:number-columns-repeated="16384" table:default-cell-style-name="Default"/>
        <table:table-row table:style-name="ro1" table:number-rows-repeated="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 style:data-style-name="N2" text:time-value="19:33:00.2083308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nemax_5f_f1" style:display-name="PageStyle_onemax_f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nemax_5f_f1_2b_f2" style:display-name="PageStyle_onemax_f1+f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nemax_5f_f1_2b_f2_2b_f3" style:display-name="PageStyle_onemax_f1+f2+f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nemax_5f_f1_2b_f2_2b_f3_2b_f4" style:display-name="PageStyle_onemax_f1+f2+f3+f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nemax_5f_f1_2b_f6" style:display-name="PageStyle_onemax_f1+f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nemax_5f_f1_2b_f7" style:display-name="PageStyle_onemax_f1+f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nemax_5f_f1_2b_f5" style:display-name="PageStyle_onemax_f1+f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nemax_5f_data" style:display-name="PageStyle_onemax_dat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9T19:33:01.085362470</meta:creation-date>
    <meta:generator>LibreOffice/24.2.7.2$Linux_X86_64 LibreOffice_project/420$Build-2</meta:generator>
    <meta:editing-duration>P0D</meta:editing-duration>
    <meta:editing-cycles>1</meta:editing-cycles>
    <meta:document-statistic meta:table-count="8" meta:cell-count="416" meta:object-count="14"/>
    <meta:user-defined meta:name="AppVersion">15.0300</meta:user-defined>
    <meta:user-defined meta:name="Company">Microsoft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Public Function Hash64(v As Long) As Long
If v &lt;= 0 Then
Hash64 = 0
Else
    Dim i&amp;, h1&amp;, h2&amp;, c&amp;
    text = Str(v)
    h1 = &amp;H65D5BAAA
    h2 = &amp;H2454A5ED

    For i = 1 To Len(text)
        c = AscW(Mid$(text, i, 1))
        h1 = ((h1 + c) Mod 69208103) * 31&amp;
        h2 = ((h2 + c) Mod 65009701) * 33&amp;
    Next

    Hash64 = ((CLng(h1) Mod 19997) * (CLng(h2) Mod 19997)) Mod 296
    End If
End Function

Public Function findbesthash() As Long
Dim i As Long
Dim j As Long
Dim k As Long
findbesthash = -1

For i = 1 To 100000
found = False
For j = 0 To 49
For k = j + 1 To 50
If Hash64(j, i) = Hash64(k, i) Then
found = True
Exit For
End If
Next
If found Then
Exit For
End If
Next

If Not found Then
findbesthash = i
Exit For
End If

Next
End Function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VBAProject" library:link="false"/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000000" style:text-position="0% 100%" fo:font-family="Calibri" fo:font-size="20pt" fo:language="en" fo:country="US" fo:font-weight="bold" style:font-size-asian="20pt" style:font-weight-asian="bold" style:font-size-complex="20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20pt" style:font-size-asian="20pt" style:font-size-complex="20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tick-marks-minor-inner="true" chart:tick-marks-minor-outer="false" chart:logarithmic="false" chart:minimum="0" chart:maximum="5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106cm" svg:stroke-linecap="round"/>
      <style:text-properties fo:color="#000000" style:text-position="0% 100%" fo:font-family="Calibri" fo:font-size="20pt" fo:font-weight="bold" style:font-size-asian="20pt" style:font-weight-asian="bold" style:font-size-complex="20pt" style:font-weight-complex="bold"/>
    </style:style>
    <style:style style:name="ch6" style:family="chart">
      <style:graphic-properties draw:stroke="dash" draw:stroke-dash="msLineDash_20_1" svg:stroke-width="0.035cm"/>
    </style:style>
    <style:style style:name="ch7" style:family="chart" style:data-style-name="N0">
      <style:chart-properties chart:display-label="true" chart:tick-marks-major-inner="false" chart:tick-marks-major-outer="false" chart:logarithmic="false" chart:maximum="50" chart:interval-major="1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106cm" svg:stroke-linecap="round"/>
      <style:text-properties fo:color="#000000" style:text-position="0% 100%" fo:font-family="Calibri" fo:font-size="20pt" fo:font-weight="bold" style:font-size-asian="20pt" style:font-weight-asian="bold" style:font-size-complex="20pt" style:font-weight-complex="bold"/>
    </style:style>
    <style:style style:name="ch8" style:family="chart">
      <style:graphic-properties draw:stroke="dash" draw:stroke-dash="msLineDash_20_2" svg:stroke-width="0.035cm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5.791cm" svg:height="16.803cm" xlink:href=".." xlink:type="simple" chart:class="chart:scatter" chart:style-name="ch1">
        <chart:title svg:x="10.932cm" svg:y="1.411cm" chart:style-name="ch2">
          <text:p>OneMax (50 bit)</text:p>
        </chart:title>
        <chart:legend chart:legend-position="end" svg:x="20.675cm" svg:y="3.519cm" style:legend-expansion="custom" svg:width="4.128cm" svg:height="1.065cm" style:legend-expansion-aspect-ratio="3.87605633802817" chart:style-name="ch3"/>
        <chart:plot-area chart:style-name="ch4" table:cell-range-address="onemax_data.A2:onemax_data.B52 onemax_data.B1:onemax_data.B1" chart:data-source-has-labels="row" svg:x="0.404cm" svg:y="0.073cm" svg:width="25.745cm" svg:height="17.138cm">
          <chart:coordinate-region svg:x="1.219cm" svg:y="0.431cm" svg:width="24.572cm" svg:height="15.96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nemax_data.B2:onemax_data.B52" chart:label-cell-address="onemax_data.B1:onemax_data.B1" chart:class="chart:scatter">
            <chart:domain table:cell-range-address="onemax_data.A2:onemax_data.A52"/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(x)</text:p>
                <draw:g>
                  <svg:desc>onemax_data.B1:onemax_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nemax_data.A2:onemax_data.A52</svg:desc>
                </draw:g>
              </table:table-cell>
              <table:table-cell office:value-type="float" office:value="50">
                <text:p>50</text:p>
                <draw:g>
                  <svg:desc>onemax_data.B2:onemax_data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ect" draw:dots1="1" draw:dots1-length="400%" draw:distance="300%"/>
    <draw:stroke-dash draw:name="msLineDash_20_2" draw:display-name="msLineDash 2" draw:style="rect" draw:dots1="1" draw:dots1-length="400%" draw:distance="300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000000" style:text-position="0% 100%" fo:font-family="Calibri" fo:font-size="20pt" fo:language="en" fo:country="US" fo:font-weight="bold" style:font-size-asian="20pt" style:font-weight-asian="bold" style:font-size-complex="20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20pt" fo:font-weight="bold" style:font-size-asian="20pt" style:font-weight-asian="bold" style:font-size-complex="20pt" style:font-weight-complex="bold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tick-marks-minor-inner="true" chart:tick-marks-minor-outer="false" chart:logarithmic="false" chart:minimum="0" chart:maximum="5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106cm" svg:stroke-linecap="round"/>
      <style:text-properties fo:color="#000000" style:text-position="0% 100%" fo:font-family="Calibri" fo:font-size="20pt" fo:font-weight="bold" style:font-size-asian="20pt" style:font-weight-asian="bold" style:font-size-complex="20pt" style:font-weight-complex="bold"/>
    </style:style>
    <style:style style:name="ch6" style:family="chart">
      <style:graphic-properties draw:stroke="dash" draw:stroke-dash="msLineDash_20_1" svg:stroke-width="0.035cm"/>
    </style:style>
    <style:style style:name="ch7" style:family="chart" style:data-style-name="N0">
      <style:chart-properties chart:display-label="true" chart:tick-marks-major-inner="false" chart:tick-marks-major-outer="false" chart:logarithmic="false" chart:maximum="60" chart:interval-major="1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106cm" svg:stroke-linecap="round"/>
      <style:text-properties fo:color="#000000" style:text-position="0% 100%" fo:font-family="Calibri" fo:font-size="20pt" fo:font-weight="bold" style:font-size-asian="20pt" style:font-weight-asian="bold" style:font-size-complex="20pt" style:font-weight-complex="bold"/>
    </style:style>
    <style:style style:name="ch8" style:family="chart">
      <style:graphic-properties draw:stroke="dash" draw:stroke-dash="msLineDash_20_2" svg:stroke-width="0.035cm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0070c0" svg:stroke-linecap="round" draw:fill-color="#0070c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5.791cm" svg:height="16.803cm" xlink:href=".." xlink:type="simple" chart:class="chart:scatter" chart:style-name="ch1">
        <chart:title svg:x="10.932cm" svg:y="1.411cm" chart:style-name="ch2">
          <text:p>OneMax (50 bit)</text:p>
        </chart:title>
        <chart:legend chart:legend-position="end" svg:x="19.159cm" svg:y="3.484cm" style:legend-expansion="custom" svg:width="5.094cm" svg:height="2.129cm" style:legend-expansion-aspect-ratio="2.39267261625176" chart:style-name="ch3"/>
        <chart:plot-area chart:style-name="ch4" table:cell-range-address="onemax_data.A2:onemax_data.C52 onemax_data.B1:onemax_data.C1" chart:data-source-has-labels="row" svg:x="0.404cm" svg:y="0.073cm" svg:width="25.745cm" svg:height="17.138cm">
          <chart:coordinate-region svg:x="1.219cm" svg:y="0.431cm" svg:width="24.572cm" svg:height="15.96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nemax_data.B2:onemax_data.B52" chart:label-cell-address="onemax_data.B1:onemax_data.B1" chart:class="chart:scatter">
            <chart:domain table:cell-range-address="onemax_data.A2:onemax_data.A52"/>
            <chart:data-point chart:repeated="51"/>
          </chart:series>
          <chart:series chart:style-name="ch10" chart:values-cell-range-address="onemax_data.C2:onemax_data.C52" chart:label-cell-address="onemax_data.C1:onemax_data.C1" chart:class="chart:scatter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(x)</text:p>
                <draw:g>
                  <svg:desc>onemax_data.B1:onemax_data.B1</svg:desc>
                </draw:g>
              </table:table-cell>
              <table:table-cell office:value-type="string">
                <text:p>f2(x)=f1(x)+10</text:p>
                <draw:g>
                  <svg:desc>onemax_data.C1:onemax_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nemax_data.A2:onemax_data.A52</svg:desc>
                </draw:g>
              </table:table-cell>
              <table:table-cell office:value-type="float" office:value="50">
                <text:p>50</text:p>
                <draw:g>
                  <svg:desc>onemax_data.B2:onemax_data.B52</svg:desc>
                </draw:g>
              </table:table-cell>
              <table:table-cell office:value-type="float" office:value="60">
                <text:p>60</text:p>
                <draw:g>
                  <svg:desc>onemax_data.C2:onemax_data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ect" draw:dots1="1" draw:dots1-length="400%" draw:distance="300%"/>
    <draw:stroke-dash draw:name="msLineDash_20_2" draw:display-name="msLineDash 2" draw:style="rect" draw:dots1="1" draw:dots1-length="400%" draw:distance="300%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000000" style:text-position="0% 100%" fo:font-family="Calibri" fo:font-size="20pt" fo:language="en" fo:country="US" fo:font-weight="bold" style:font-size-asian="20pt" style:font-weight-asian="bold" style:font-size-complex="20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20pt" fo:font-weight="bold" style:font-size-asian="20pt" style:font-weight-asian="bold" style:font-size-complex="20pt" style:font-weight-complex="bold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tick-marks-minor-inner="true" chart:tick-marks-minor-outer="false" chart:logarithmic="false" chart:minimum="0" chart:maximum="5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106cm" svg:stroke-linecap="round"/>
      <style:text-properties fo:color="#000000" style:text-position="0% 100%" fo:font-family="Calibri" fo:font-size="20pt" fo:font-weight="bold" style:font-size-asian="20pt" style:font-weight-asian="bold" style:font-size-complex="20pt" style:font-weight-complex="bold"/>
    </style:style>
    <style:style style:name="ch6" style:family="chart">
      <style:graphic-properties draw:stroke="dash" draw:stroke-dash="msLineDash_20_1" svg:stroke-width="0.035cm"/>
    </style:style>
    <style:style style:name="ch7" style:family="chart" style:data-style-name="N0">
      <style:chart-properties chart:display-label="true" chart:tick-marks-major-inner="false" chart:tick-marks-major-outer="false" chart:logarithmic="false" chart:maximum="60" chart:interval-major="1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106cm" svg:stroke-linecap="round"/>
      <style:text-properties fo:color="#000000" style:text-position="0% 100%" fo:font-family="Calibri" fo:font-size="20pt" fo:font-weight="bold" style:font-size-asian="20pt" style:font-weight-asian="bold" style:font-size-complex="20pt" style:font-weight-complex="bold"/>
    </style:style>
    <style:style style:name="ch8" style:family="chart">
      <style:graphic-properties draw:stroke="dash" draw:stroke-dash="msLineDash_20_2" svg:stroke-width="0.035cm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0070c0" svg:stroke-linecap="round" draw:fill-color="#0070c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385623" svg:stroke-linecap="round" draw:fill-color="#385623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5.791cm" svg:height="16.803cm" xlink:href=".." xlink:type="simple" chart:class="chart:scatter" chart:style-name="ch1">
        <chart:title svg:x="10.932cm" svg:y="1.411cm" chart:style-name="ch2">
          <text:p>OneMax (50 bit)</text:p>
        </chart:title>
        <chart:legend chart:legend-position="end" svg:x="19.159cm" svg:y="3.484cm" style:legend-expansion="custom" svg:width="5.283cm" svg:height="3.194cm" style:legend-expansion-aspect-ratio="1.65403882279274" chart:style-name="ch3"/>
        <chart:plot-area chart:style-name="ch4" table:cell-range-address="onemax_data.A2:onemax_data.D52 onemax_data.B1:onemax_data.D1" chart:data-source-has-labels="row" svg:x="0.404cm" svg:y="0.073cm" svg:width="25.745cm" svg:height="17.138cm">
          <chart:coordinate-region svg:x="1.219cm" svg:y="0.431cm" svg:width="24.572cm" svg:height="15.96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nemax_data.B2:onemax_data.B52" chart:label-cell-address="onemax_data.B1:onemax_data.B1" chart:class="chart:scatter">
            <chart:domain table:cell-range-address="onemax_data.A2:onemax_data.A52"/>
            <chart:data-point chart:repeated="51"/>
          </chart:series>
          <chart:series chart:style-name="ch10" chart:values-cell-range-address="onemax_data.C2:onemax_data.C52" chart:label-cell-address="onemax_data.C1:onemax_data.C1" chart:class="chart:scatter">
            <chart:data-point chart:repeated="51"/>
          </chart:series>
          <chart:series chart:style-name="ch11" chart:values-cell-range-address="onemax_data.D2:onemax_data.D52" chart:label-cell-address="onemax_data.D1:onemax_data.D1" chart:class="chart:scatter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(x)</text:p>
                <draw:g>
                  <svg:desc>onemax_data.B1:onemax_data.B1</svg:desc>
                </draw:g>
              </table:table-cell>
              <table:table-cell office:value-type="string">
                <text:p>f2(x)=f1(x)+10</text:p>
                <draw:g>
                  <svg:desc>onemax_data.C1:onemax_data.C1</svg:desc>
                </draw:g>
              </table:table-cell>
              <table:table-cell office:value-type="string">
                <text:p>f3(x)=0.8*f1(x)</text:p>
                <draw:g>
                  <svg:desc>onemax_data.D1:onemax_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nemax_data.A2:onemax_data.A52</svg:desc>
                </draw:g>
              </table:table-cell>
              <table:table-cell office:value-type="float" office:value="50">
                <text:p>50</text:p>
                <draw:g>
                  <svg:desc>onemax_data.B2:onemax_data.B52</svg:desc>
                </draw:g>
              </table:table-cell>
              <table:table-cell office:value-type="float" office:value="60">
                <text:p>60</text:p>
                <draw:g>
                  <svg:desc>onemax_data.C2:onemax_data.C52</svg:desc>
                </draw:g>
              </table:table-cell>
              <table:table-cell office:value-type="float" office:value="40">
                <text:p>40</text:p>
                <draw:g>
                  <svg:desc>onemax_data.D2:onemax_data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59">
                <text:p>59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58">
                <text:p>58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57">
                <text:p>57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56">
                <text:p>56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  <table:table-cell office:value-type="float" office:value="49">
                <text:p>4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43">
                <text:p>43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38">
                <text:p>38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ect" draw:dots1="1" draw:dots1-length="400%" draw:distance="300%"/>
    <draw:stroke-dash draw:name="msLineDash_20_2" draw:display-name="msLineDash 2" draw:style="rect" draw:dots1="1" draw:dots1-length="400%" draw:distance="300%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000000" style:text-position="0% 100%" fo:font-family="Calibri" fo:font-size="20pt" fo:language="en" fo:country="US" fo:font-weight="bold" style:font-size-asian="20pt" style:font-weight-asian="bold" style:font-size-complex="20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20pt" fo:font-weight="bold" style:font-size-asian="20pt" style:font-weight-asian="bold" style:font-size-complex="20pt" style:font-weight-complex="bold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tick-marks-minor-inner="true" chart:tick-marks-minor-outer="false" chart:logarithmic="false" chart:minimum="0" chart:maximum="5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106cm" svg:stroke-linecap="round"/>
      <style:text-properties fo:color="#000000" style:text-position="0% 100%" fo:font-family="Calibri" fo:font-size="20pt" fo:font-weight="bold" style:font-size-asian="20pt" style:font-weight-asian="bold" style:font-size-complex="20pt" style:font-weight-complex="bold"/>
    </style:style>
    <style:style style:name="ch6" style:family="chart">
      <style:graphic-properties draw:stroke="dash" draw:stroke-dash="msLineDash_20_1" svg:stroke-width="0.035cm"/>
    </style:style>
    <style:style style:name="ch7" style:family="chart" style:data-style-name="N0">
      <style:chart-properties chart:display-label="true" chart:tick-marks-major-inner="false" chart:tick-marks-major-outer="false" chart:logarithmic="false" chart:maximum="2500" chart:interval-major="5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106cm" svg:stroke-linecap="round"/>
      <style:text-properties fo:color="#000000" style:text-position="0% 100%" fo:font-family="Calibri" fo:font-size="20pt" fo:font-weight="bold" style:font-size-asian="20pt" style:font-weight-asian="bold" style:font-size-complex="20pt" style:font-weight-complex="bold"/>
    </style:style>
    <style:style style:name="ch8" style:family="chart">
      <style:graphic-properties draw:stroke="dash" draw:stroke-dash="msLineDash_20_2" svg:stroke-width="0.035cm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0070c0" svg:stroke-linecap="round" draw:fill-color="#0070c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385623" svg:stroke-linecap="round" draw:fill-color="#385623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5.791cm" svg:height="16.836cm" xlink:href=".." xlink:type="simple" chart:class="chart:scatter" chart:style-name="ch1">
        <chart:title svg:x="10.932cm" svg:y="1.414cm" chart:style-name="ch2">
          <text:p>OneMax (50 bit)</text:p>
        </chart:title>
        <chart:legend chart:legend-position="end" svg:x="19.159cm" svg:y="3.49cm" style:legend-expansion="custom" svg:width="5.283cm" svg:height="4.266cm" style:legend-expansion-aspect-ratio="1.23839662447257" chart:style-name="ch3"/>
        <chart:plot-area chart:style-name="ch4" table:cell-range-address="onemax_data.A2:onemax_data.E52 onemax_data.B1:onemax_data.E1" chart:data-source-has-labels="row" svg:x="-0.311cm" svg:y="0.072cm" svg:width="26.46cm" svg:height="17.171cm">
          <chart:coordinate-region svg:x="1.219cm" svg:y="0.431cm" svg:width="24.572cm" svg:height="15.998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nemax_data.B2:onemax_data.B52" chart:label-cell-address="onemax_data.B1:onemax_data.B1" chart:class="chart:scatter">
            <chart:domain table:cell-range-address="onemax_data.A2:onemax_data.A52"/>
            <chart:data-point chart:repeated="51"/>
          </chart:series>
          <chart:series chart:style-name="ch10" chart:values-cell-range-address="onemax_data.C2:onemax_data.C52" chart:label-cell-address="onemax_data.C1:onemax_data.C1" chart:class="chart:scatter">
            <chart:data-point chart:repeated="51"/>
          </chart:series>
          <chart:series chart:style-name="ch11" chart:values-cell-range-address="onemax_data.D2:onemax_data.D52" chart:label-cell-address="onemax_data.D1:onemax_data.D1" chart:class="chart:scatter">
            <chart:data-point chart:repeated="51"/>
          </chart:series>
          <chart:series chart:style-name="ch12" chart:values-cell-range-address="onemax_data.E2:onemax_data.E52" chart:label-cell-address="onemax_data.E1:onemax_data.E1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(x)</text:p>
                <draw:g>
                  <svg:desc>onemax_data.B1:onemax_data.B1</svg:desc>
                </draw:g>
              </table:table-cell>
              <table:table-cell office:value-type="string">
                <text:p>f2(x)=f1(x)+10</text:p>
                <draw:g>
                  <svg:desc>onemax_data.C1:onemax_data.C1</svg:desc>
                </draw:g>
              </table:table-cell>
              <table:table-cell office:value-type="string">
                <text:p>f3(x)=0.8*f1(x)</text:p>
                <draw:g>
                  <svg:desc>onemax_data.D1:onemax_data.D1</svg:desc>
                </draw:g>
              </table:table-cell>
              <table:table-cell office:value-type="string">
                <text:p>f4(x)=[f1(x)]²</text:p>
                <draw:g>
                  <svg:desc>onemax_data.E1:onemax_dat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nemax_data.A2:onemax_data.A52</svg:desc>
                </draw:g>
              </table:table-cell>
              <table:table-cell office:value-type="float" office:value="50">
                <text:p>50</text:p>
                <draw:g>
                  <svg:desc>onemax_data.B2:onemax_data.B52</svg:desc>
                </draw:g>
              </table:table-cell>
              <table:table-cell office:value-type="float" office:value="60">
                <text:p>60</text:p>
                <draw:g>
                  <svg:desc>onemax_data.C2:onemax_data.C52</svg:desc>
                </draw:g>
              </table:table-cell>
              <table:table-cell office:value-type="float" office:value="40">
                <text:p>40</text:p>
                <draw:g>
                  <svg:desc>onemax_data.D2:onemax_data.D52</svg:desc>
                </draw:g>
              </table:table-cell>
              <table:table-cell office:value-type="float" office:value="2500">
                <text:p>2500</text:p>
                <draw:g>
                  <svg:desc>onemax_data.E2:onemax_data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59">
                <text:p>59</text:p>
              </table:table-cell>
              <table:table-cell office:value-type="float" office:value="39.2">
                <text:p>39.2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58">
                <text:p>58</text:p>
              </table:table-cell>
              <table:table-cell office:value-type="float" office:value="38.4">
                <text:p>38.4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57">
                <text:p>57</text:p>
              </table:table-cell>
              <table:table-cell office:value-type="float" office:value="37.6">
                <text:p>37.6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56">
                <text:p>56</text:p>
              </table:table-cell>
              <table:table-cell office:value-type="float" office:value="36.8">
                <text:p>36.8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36">
                <text:p>36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35.2">
                <text:p>35.2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34.4">
                <text:p>34.4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33.6">
                <text:p>33.6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32.8">
                <text:p>32.8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  <table:table-cell office:value-type="float" office:value="49">
                <text:p>49</text:p>
              </table:table-cell>
              <table:table-cell office:value-type="float" office:value="31.2">
                <text:p>31.2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30.4">
                <text:p>30.4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29.6">
                <text:p>29.6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28.8">
                <text:p>28.8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27.2">
                <text:p>27.2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43">
                <text:p>43</text:p>
              </table:table-cell>
              <table:table-cell office:value-type="float" office:value="26.4">
                <text:p>26.4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25.6">
                <text:p>25.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24.8">
                <text:p>24.8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3.2">
                <text:p>23.2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38">
                <text:p>38</text:p>
              </table:table-cell>
              <table:table-cell office:value-type="float" office:value="22.4">
                <text:p>22.4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21.6">
                <text:p>21.6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20.8">
                <text:p>20.8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19.2">
                <text:p>19.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18.4">
                <text:p>18.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17.6">
                <text:p>17.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16.8">
                <text:p>16.8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15.2">
                <text:p>15.2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14.4">
                <text:p>14.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13.6">
                <text:p>13.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2.8">
                <text:p>12.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1.2">
                <text:p>11.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0.4">
                <text:p>10.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9.6">
                <text:p>9.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8.8">
                <text:p>8.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7.2">
                <text:p>7.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6.4">
                <text:p>6.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5.6">
                <text:p>5.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4.8">
                <text:p>4.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3.2">
                <text:p>3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.6">
                <text:p>1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ect" draw:dots1="1" draw:dots1-length="400%" draw:distance="300%"/>
    <draw:stroke-dash draw:name="msLineDash_20_2" draw:display-name="msLineDash 2" draw:style="rect" draw:dots1="1" draw:dots1-length="400%" draw:distance="300%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000000" style:text-position="0% 100%" fo:font-family="Calibri" fo:font-size="20pt" fo:language="en" fo:country="US" fo:font-weight="bold" style:font-size-asian="20pt" style:font-weight-asian="bold" style:font-size-complex="20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20pt" fo:font-weight="bold" style:font-size-asian="20pt" style:font-weight-asian="bold" style:font-size-complex="20pt" style:font-weight-complex="bold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tick-marks-minor-inner="true" chart:tick-marks-minor-outer="false" chart:logarithmic="false" chart:minimum="0" chart:maximum="5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106cm" svg:stroke-linecap="round"/>
      <style:text-properties fo:color="#000000" style:text-position="0% 100%" fo:font-family="Calibri" fo:font-size="20pt" fo:font-weight="bold" style:font-size-asian="20pt" style:font-weight-asian="bold" style:font-size-complex="20pt" style:font-weight-complex="bold"/>
    </style:style>
    <style:style style:name="ch6" style:family="chart">
      <style:graphic-properties draw:stroke="dash" draw:stroke-dash="msLineDash_20_1" svg:stroke-width="0.035cm"/>
    </style:style>
    <style:style style:name="ch7" style:family="chart" style:data-style-name="N0">
      <style:chart-properties chart:display-label="true" chart:tick-marks-major-inner="false" chart:tick-marks-major-outer="false" chart:logarithmic="false" chart:maximum="50" chart:interval-major="1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106cm" svg:stroke-linecap="round"/>
      <style:text-properties fo:color="#000000" style:text-position="0% 100%" fo:font-family="Calibri" fo:font-size="20pt" fo:font-weight="bold" style:font-size-asian="20pt" style:font-weight-asian="bold" style:font-size-complex="20pt" style:font-weight-complex="bold"/>
    </style:style>
    <style:style style:name="ch8" style:family="chart">
      <style:graphic-properties draw:stroke="dash" draw:stroke-dash="msLineDash_20_2" svg:stroke-width="0.035cm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0000ff" svg:stroke-linecap="round" draw:fill-color="#0000ff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5.791cm" svg:height="16.836cm" xlink:href=".." xlink:type="simple" chart:class="chart:scatter" chart:style-name="ch1">
        <chart:title svg:x="10.932cm" svg:y="1.414cm" chart:style-name="ch2">
          <text:p>OneMax (50 bit)</text:p>
        </chart:title>
        <chart:legend chart:legend-position="end" svg:x="20.675cm" svg:y="3.526cm" style:legend-expansion="custom" svg:width="4.01cm" svg:height="2.133cm" style:legend-expansion-aspect-ratio="1.87998124706985" chart:style-name="ch3"/>
        <chart:plot-area chart:style-name="ch4" table:cell-range-address="onemax_data.A2:onemax_data.B52 onemax_data.B1:onemax_data.B1 onemax_data.F1:onemax_data.F52" chart:data-source-has-labels="row" svg:x="0.404cm" svg:y="0.072cm" svg:width="25.745cm" svg:height="17.171cm">
          <chart:coordinate-region svg:x="1.219cm" svg:y="0.431cm" svg:width="24.572cm" svg:height="15.998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nemax_data.B2:onemax_data.B52" chart:label-cell-address="onemax_data.B1:onemax_data.B1" chart:class="chart:scatter">
            <chart:domain table:cell-range-address="onemax_data.A2:onemax_data.A52"/>
            <chart:data-point chart:repeated="51"/>
          </chart:series>
          <chart:series chart:style-name="ch10" chart:values-cell-range-address="onemax_data.F2:onemax_data.F52" chart:label-cell-address="onemax_data.F1:onemax_data.F1" chart:class="chart:scatter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(x)</text:p>
                <draw:g>
                  <svg:desc>onemax_data.B1:onemax_data.B1</svg:desc>
                </draw:g>
              </table:table-cell>
              <table:table-cell office:value-type="string">
                <text:p>f5(x)=Trap</text:p>
                <draw:g>
                  <svg:desc>onemax_data.F1:onemax_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nemax_data.A2:onemax_data.A52</svg:desc>
                </draw:g>
              </table:table-cell>
              <table:table-cell office:value-type="float" office:value="50">
                <text:p>50</text:p>
                <draw:g>
                  <svg:desc>onemax_data.B2:onemax_data.B52</svg:desc>
                </draw:g>
              </table:table-cell>
              <table:table-cell office:value-type="float" office:value="0">
                <text:p>0</text:p>
                <draw:g>
                  <svg:desc>onemax_data.F2:onemax_data.F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ect" draw:dots1="1" draw:dots1-length="400%" draw:distance="300%"/>
    <draw:stroke-dash draw:name="msLineDash_20_2" draw:display-name="msLineDash 2" draw:style="rect" draw:dots1="1" draw:dots1-length="400%" draw:distance="300%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000000" style:text-position="0% 100%" fo:font-family="Calibri" fo:font-size="20pt" fo:language="en" fo:country="US" fo:font-weight="bold" style:font-size-asian="20pt" style:font-weight-asian="bold" style:font-size-complex="20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20pt" fo:font-weight="bold" style:font-size-asian="20pt" style:font-weight-asian="bold" style:font-size-complex="20pt" style:font-weight-complex="bold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tick-marks-minor-inner="true" chart:tick-marks-minor-outer="false" chart:logarithmic="false" chart:minimum="0" chart:maximum="5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106cm" svg:stroke-linecap="round"/>
      <style:text-properties fo:color="#000000" style:text-position="0% 100%" fo:font-family="Calibri" fo:font-size="20pt" fo:font-weight="bold" style:font-size-asian="20pt" style:font-weight-asian="bold" style:font-size-complex="20pt" style:font-weight-complex="bold"/>
    </style:style>
    <style:style style:name="ch6" style:family="chart">
      <style:graphic-properties draw:stroke="dash" draw:stroke-dash="msLineDash_20_1" svg:stroke-width="0.035cm"/>
    </style:style>
    <style:style style:name="ch7" style:family="chart" style:data-style-name="N0">
      <style:chart-properties chart:display-label="true" chart:tick-marks-major-inner="false" chart:tick-marks-major-outer="false" chart:logarithmic="false" chart:maximum="60" chart:interval-major="1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106cm" svg:stroke-linecap="round"/>
      <style:text-properties fo:color="#000000" style:text-position="0% 100%" fo:font-family="Calibri" fo:font-size="20pt" fo:font-weight="bold" style:font-size-asian="20pt" style:font-weight-asian="bold" style:font-size-complex="20pt" style:font-weight-complex="bold"/>
    </style:style>
    <style:style style:name="ch8" style:family="chart">
      <style:graphic-properties draw:stroke="dash" draw:stroke-dash="msLineDash_20_2" svg:stroke-width="0.035cm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00b050" svg:stroke-linecap="round" draw:fill-color="#00b05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5.791cm" svg:height="16.836cm" xlink:href=".." xlink:type="simple" chart:class="chart:scatter" chart:style-name="ch1">
        <chart:title svg:x="10.932cm" svg:y="1.414cm" chart:style-name="ch2">
          <text:p>OneMax (50 bit)</text:p>
        </chart:title>
        <chart:legend chart:legend-position="end" svg:x="18.806cm" svg:y="3.526cm" style:legend-expansion="custom" svg:width="5.88cm" svg:height="3.795cm" style:legend-expansion-aspect-ratio="1.54940711462451" chart:style-name="ch3"/>
        <chart:plot-area chart:style-name="ch4" table:cell-range-address="onemax_data.A2:onemax_data.B52 onemax_data.B1:onemax_data.B1 onemax_data.G1:onemax_data.G52" chart:data-source-has-labels="row" svg:x="0.404cm" svg:y="0.073cm" svg:width="25.745cm" svg:height="17.17cm">
          <chart:coordinate-region svg:x="1.219cm" svg:y="0.431cm" svg:width="24.572cm" svg:height="15.998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nemax_data.B2:onemax_data.B52" chart:label-cell-address="onemax_data.B1:onemax_data.B1" chart:class="chart:scatter">
            <chart:domain table:cell-range-address="onemax_data.A2:onemax_data.A52"/>
            <chart:data-point chart:repeated="51"/>
          </chart:series>
          <chart:series chart:style-name="ch10" chart:values-cell-range-address="onemax_data.G2:onemax_data.G52" chart:label-cell-address="onemax_data.G1:onemax_data.G1" chart:class="chart:scatter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(x)</text:p>
                <draw:g>
                  <svg:desc>onemax_data.B1:onemax_data.B1</svg:desc>
                </draw:g>
              </table:table-cell>
              <table:table-cell office:value-type="string">
                <text:p>f6(x)=Jump10</text:p>
                <draw:g>
                  <svg:desc>onemax_data.G1:onemax_data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nemax_data.A2:onemax_data.A52</svg:desc>
                </draw:g>
              </table:table-cell>
              <table:table-cell office:value-type="float" office:value="50">
                <text:p>50</text:p>
                <draw:g>
                  <svg:desc>onemax_data.B2:onemax_data.B52</svg:desc>
                </draw:g>
              </table:table-cell>
              <table:table-cell office:value-type="float" office:value="50">
                <text:p>50</text:p>
                <draw:g>
                  <svg:desc>onemax_data.G2:onemax_data.G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ect" draw:dots1="1" draw:dots1-length="400%" draw:distance="300%"/>
    <draw:stroke-dash draw:name="msLineDash_20_2" draw:display-name="msLineDash 2" draw:style="rect" draw:dots1="1" draw:dots1-length="400%" draw:distance="300%"/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c00000" style:text-position="0% 100%" fo:font-family="Calibri" fo:font-size="20pt" fo:language="en" fo:country="US" fo:font-weight="bold" style:font-size-asian="20pt" style:font-weight-asian="bold" style:font-size-complex="20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20pt" fo:font-weight="bold" style:font-size-asian="20pt" style:font-weight-asian="bold" style:font-size-complex="20pt" style:font-weight-complex="bold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tick-marks-minor-inner="true" chart:tick-marks-minor-outer="false" chart:logarithmic="false" chart:minimum="0" chart:maximum="5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106cm" svg:stroke-linecap="round"/>
      <style:text-properties fo:color="#000000" style:text-position="0% 100%" fo:font-family="Calibri" fo:font-size="20pt" fo:font-weight="bold" style:font-size-asian="20pt" style:font-weight-asian="bold" style:font-size-complex="20pt" style:font-weight-complex="bold"/>
    </style:style>
    <style:style style:name="ch6" style:family="chart">
      <style:graphic-properties draw:stroke="dash" draw:stroke-dash="msLineDash_20_1" svg:stroke-width="0.035cm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295" chart:interval-major="2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106cm" svg:stroke-linecap="round"/>
      <style:text-properties fo:color="#000000" style:text-position="0% 100%" fo:font-family="Calibri" fo:font-size="20pt" fo:font-weight="bold" style:font-size-asian="20pt" style:font-weight-asian="bold" style:font-size-complex="20pt" style:font-weight-complex="bold"/>
    </style:style>
    <style:style style:name="ch8" style:family="chart">
      <style:graphic-properties draw:stroke="dash" draw:stroke-dash="msLineDash_20_2" svg:stroke-width="0.035cm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000000" svg:stroke-linecap="round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5.791cm" svg:height="16.836cm" xlink:href=".." xlink:type="simple" chart:class="chart:scatter" chart:style-name="ch1">
        <chart:title svg:x="10.932cm" svg:y="1.414cm" chart:style-name="ch2">
          <text:p>OneMax (50 bit)</text:p>
        </chart:title>
        <chart:legend chart:legend-position="end" svg:x="19.335cm" svg:y="6.348cm" style:legend-expansion="custom" svg:width="5.88cm" svg:height="3.795cm" style:legend-expansion-aspect-ratio="1.54940711462451" chart:style-name="ch3"/>
        <chart:plot-area chart:style-name="ch4" table:cell-range-address="onemax_data.A2:onemax_data.B52 onemax_data.B1:onemax_data.B1 onemax_data.H1:onemax_data.H52" chart:data-source-has-labels="row" svg:x="0.033cm" svg:y="0.431cm" svg:width="26.116cm" svg:height="16.812cm">
          <chart:coordinate-region svg:x="1.219cm" svg:y="0.431cm" svg:width="24.572cm" svg:height="15.998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nemax_data.B2:onemax_data.B52" chart:label-cell-address="onemax_data.B1:onemax_data.B1" chart:class="chart:scatter">
            <chart:domain table:cell-range-address="onemax_data.A2:onemax_data.A52"/>
            <chart:data-point chart:repeated="51"/>
          </chart:series>
          <chart:series chart:style-name="ch10" chart:values-cell-range-address="onemax_data.H2:onemax_data.H52" chart:label-cell-address="onemax_data.H1:onemax_data.H1" chart:class="chart:scatter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(x)</text:p>
                <draw:g>
                  <svg:desc>onemax_data.B1:onemax_data.B1</svg:desc>
                </draw:g>
              </table:table-cell>
              <table:table-cell office:value-type="string">
                <text:p>f7=bijection</text:p>
                <draw:g>
                  <svg:desc>onemax_data.H1:onemax_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nemax_data.A2:onemax_data.A52</svg:desc>
                </draw:g>
              </table:table-cell>
              <table:table-cell office:value-type="float" office:value="50">
                <text:p>50</text:p>
                <draw:g>
                  <svg:desc>onemax_data.B2:onemax_data.B52</svg:desc>
                </draw:g>
              </table:table-cell>
              <table:table-cell office:value-type="float" office:value="222">
                <text:p>222</text:p>
                <draw:g>
                  <svg:desc>onemax_data.H2:onemax_data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ect" draw:dots1="1" draw:dots1-length="400%" draw:distance="300%"/>
    <draw:stroke-dash draw:name="msLineDash_20_2" draw:display-name="msLineDash 2" draw:style="rect" draw:dots1="1" draw:dots1-length="400%" draw:distance="300%"/>
  </office:styles>
</office:document-styles>
</file>